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44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2pt"/>
    </style:style>
    <style:style style:name="co5" style:family="table-column">
      <style:table-column-properties fo:break-before="auto" style:column-width="599.24pt"/>
    </style:style>
    <style:style style:name="co6" style:family="table-column">
      <style:table-column-properties fo:break-before="auto" style:column-width="5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ro3" style:family="table-row">
      <style:table-row-properties style:row-height="15.19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style:font-name="Liberation Sans" fo:font-size="12pt" style:font-size-asian="12pt" style:font-size-complex="12pt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TZ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GB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text-outline="false" style:text-line-through-style="none" style:text-line-through-type="none" style:font-name="Calibri" fo:font-size="12pt" fo:language="en" fo:country="TZ" fo:text-shadow="none" style:text-underline-style="none" style:text-underline-mode="continuous" style:text-overline-mode="continuous" style:text-line-through-mode="continuous" style:font-name-asian="Calibri1" style:font-size-asian="12pt" style:language-asian="en" style:country-asian="GB" style:font-name-complex="Calibri" style:font-size-complex="12pt" style:language-complex="none" style:country-complex="none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style:font-name="Liberation Sans" fo:font-size="12pt" fo:font-style="normal" fo:text-shadow="none" style:text-underline-style="none" style:text-underline-mode="continuous" style:text-overline-mode="continuous" style:text-line-through-mode="continuous" style:font-size-asian="12pt" style:font-style-asian="normal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text-outline="false" style:text-line-through-style="none" style:text-line-through-type="none" style:font-name="Liberation Sans" fo:font-size="12pt" fo:text-shadow="none" style:text-underline-style="none" style:text-underline-mode="continuous" style:text-overline-mode="continuous" style:text-line-through-mode="continuous" style:font-size-asian="12pt" style:font-size-complex="12pt" style:language-complex="none" style:country-complex="none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style:font-name="Liberation Sans" fo:font-size="12pt" fo:text-shadow="none" style:text-underline-style="none" fo:font-weight="normal" style:text-underline-mode="continuous" style:text-overline-mode="continuous" style:text-line-through-mode="continuous" style:font-size-asian="12pt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text-outline="false" style:text-line-through-style="none" style:text-line-through-type="none" style:font-name="Calibri" fo:font-size="12pt" fo:text-shadow="none" style:text-underline-style="none" style:text-underline-mode="continuous" style:text-overline-mode="continuous" style:text-line-through-mode="continuous" style:font-name-asian="Calibri1" style:font-size-asian="12pt" style:language-asian="en" style:country-asian="GB" style:font-name-complex="Calibri" style:font-size-complex="12pt" style:language-complex="none" style:country-complex="none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0000" fo:font-size="12pt" style:font-size-asian="12pt" style:font-size-complex="12pt" style:language-complex="none" style:country-complex="none"/>
    </style:style>
    <style:style style:name="ce38" style:family="table-cell" style:parent-style-name="Default">
      <style:text-properties style:text-outline="false" style:text-line-through-style="none" style:text-line-through-type="none" style:font-name="Liberation Sans" fo:font-size="12pt" fo:text-shadow="none" style:text-underline-style="none" style:text-underline-mode="continuous" style:text-overline-mode="continuous" style:text-line-through-mode="continuous" style:font-size-asian="12pt" style:language-asian="en" style:country-asian="GB" style:font-size-complex="12pt" style:language-complex="none" style:country-complex="none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en" style:country-asian="GB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language="sv" fo:country="SE" style:language-asian="en" style:country-asian="GB" style:font-name-asian="Calibri" style:font-name-complex="Calibri" style:font-size-complex="12pt"/>
    </style:style>
    <style:style style:name="T3" style:family="text">
      <style:text-properties fo:text-shadow="none" style:font-size-complex="12pt" style:font-style-asian="normal" fo:color="#000000" style:text-overline-style="none" style:text-overline-color="font-color" style:font-relief="none" style:text-emphasize="none" style:font-size-asian="12pt" style:font-name-complex="Lohit Devanagari" style:language-asian="zh" style:country-asian="CN" style:font-weight-complex="normal" style:text-line-through-type="none" style:font-weight-asian="normal" style:font-style-complex="normal" fo:font-style="normal" style:font-name-asian="Noto Sans CJK SC" fo:font-size="12pt" fo:font-weight="normal" style:text-line-through-mode="continuous" fo:language="en" fo:country="US" style:language-complex="none" style:country-complex="none" style:font-name="Liberation Sans" style:text-outline="false" style:text-underline-style="none" style:text-underline-color="font-color"/>
    </style:style>
    <style:style style:name="T4" style:family="text">
      <style:text-properties fo:text-shadow="none" style:font-size-complex="12pt" style:font-style-asian="normal" fo:color="#000000" style:text-overline-style="none" style:text-overline-color="font-color" style:font-relief="none" style:text-emphasize="none" style:font-size-asian="12pt" style:text-line-through-type="none" style:font-style-complex="normal" fo:font-style="normal" fo:font-size="12pt" style:text-line-through-mode="continuous" style:language-complex="none" style:country-complex="none" style:text-outline="false" style:text-underline-style="none" style:text-underline-color="font-color" style:font-name="Calibri" fo:language="en" fo:country="TZ" style:language-asian="en" style:country-asian="GB" style:font-name-asian="Calibri" style:font-name-complex="Calibri"/>
    </style:style>
    <style:style style:name="T5" style:family="text">
      <style:text-properties fo:text-shadow="none" style:font-size-complex="12pt" style:font-style-asian="normal" fo:color="#000000" style:text-overline-style="none" style:text-overline-color="font-color" style:font-relief="none" style:text-emphasize="none" style:font-size-asian="12pt" style:text-line-through-type="none" style:font-style-complex="normal" fo:font-style="normal" fo:font-size="12pt" style:text-line-through-mode="continuous" style:language-complex="none" style:country-complex="none" style:text-outline="false" style:text-underline-style="none" style:text-underline-color="font-color" style:font-name="Calibri" fo:language="en" fo:country="TZ" style:language-asian="en" style:country-asian="GB" style:font-name-asian="Calibri" style:font-name-complex="Calibri" fo:font-weight="bold" style:font-weight-asian="bold" style:font-weight-complex="bold"/>
    </style:style>
    <style:style style:name="T6" style:family="text">
      <style:text-properties fo:text-shadow="none" style:font-size-complex="12pt" style:font-style-asian="normal" fo:color="#000000" style:text-overline-style="none" style:text-overline-color="font-color" style:font-relief="none" style:text-emphasize="none" style:font-size-asian="12pt" style:text-line-through-type="none" style:font-style-complex="normal" fo:font-style="normal" fo:font-size="12pt" style:text-line-through-mode="continuous" style:language-complex="none" style:country-complex="none" style:text-outline="false" style:text-underline-style="none" style:text-underline-color="font-color" style:font-name="Calibri" fo:language="en" fo:country="TZ" style:language-asian="en" style:country-asian="GB" style:font-name-asian="Calibri" style:font-name-complex="Calibri" fo:font-weight="normal" style:font-weight-asian="normal" style:font-weight-complex="normal"/>
    </style:style>
    <style:style style:name="T7" style:family="text">
      <style:text-properties style:font-size-complex="12pt" fo:language="en" fo:country="TZ" style:language-asian="en" style:country-asian="GB" style:font-name-asian="Calibri" style:font-name-complex="Calibri"/>
    </style:style>
    <style:style style:name="T8" style:family="text">
      <style:text-properties style:text-line-through-mode="continuous" style:font-style-complex="normal" style:font-style-asian="normal" style:font-weight-complex="normal" style:font-weight-asian="normal" style:font-name-complex="Lohit Devanagari" fo:font-weight="normal" style:language-asian="zh" style:country-asian="CN" style:language-complex="none" style:country-complex="none" style:text-overline-style="none" style:text-overline-color="font-color" fo:language="en" fo:country="US" style:text-underline-style="none" style:text-underline-color="font-color" style:font-size-complex="12pt" style:text-emphasize="none" style:font-relief="none" style:font-name-asian="Noto Sans CJK SC" fo:font-size="12pt" style:font-name="Liberation Sans" style:font-size-asian="12pt" style:text-line-through-type="none" fo:font-style="normal" style:text-outline="false" fo:text-shadow="none"/>
    </style:style>
    <style:style style:name="T9" style:family="text">
      <style:text-properties style:text-line-through-mode="continuous" style:font-style-complex="normal" style:font-style-asian="normal" style:font-weight-complex="normal" style:font-weight-asian="normal" fo:font-weight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/>
    </style:style>
    <style:style style:name="T10" style:family="text">
      <style:text-properties style:text-line-through-mode="continuous" style:font-style-complex="normal" style:font-style-asian="normal" style:font-weight-complex="normal" style:font-weight-asian="normal" fo:font-weight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name="Calibri" fo:language="sv" fo:country="SE" style:language-asian="en" style:country-asian="GB" style:font-name-complex="Calibri" style:font-size-complex="12pt" style:font-name-asian="Calibri" fo:color="#000000"/>
    </style:style>
    <style:style style:name="T11" style:family="text">
      <style:text-properties style:text-line-through-mode="continuous" style:font-style-complex="normal" style:font-style-asian="normal" style:font-weight-complex="normal" style:font-weight-asian="normal" fo:font-weight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size-complex="12pt" style:font-name-complex="Lohit Devanagari" style:font-name-asian="Noto Sans CJK SC" style:language-asian="zh" style:country-asian="CN" fo:language="en" fo:country="US" style:font-name="Liberation Sans"/>
    </style:style>
    <style:style style:name="T12" style:family="text">
      <style:text-properties style:text-line-through-mode="continuous" style:font-style-complex="normal" style:font-style-asian="normal" style:font-weight-complex="normal" style:font-weight-asian="normal" fo:font-weight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size-complex="12pt" style:language-asian="en" style:country-asian="GB" style:font-name-asian="Calibri" fo:color="#000000" style:font-name="Calibri" fo:language="en" fo:country="TZ" style:font-name-complex="Calibri"/>
    </style:style>
    <style:style style:name="T13" style:family="text">
      <style:text-properties style:text-line-through-mode="continuous" style:font-style-complex="normal" style:font-style-asian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size-complex="12pt" style:language-asian="en" style:country-asian="GB" style:font-name-asian="Calibri" fo:color="#000000" style:font-name="Calibri" fo:language="en" fo:country="TZ" style:font-name-complex="Calibri" fo:font-weight="bold" style:font-weight-asian="bold" style:font-weight-complex="bold"/>
    </style:style>
    <style:style style:name="T14" style:family="text">
      <style:text-properties style:text-line-through-mode="continuous" style:font-style-complex="normal" style:font-style-asian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size-complex="12pt" style:language-asian="en" style:country-asian="GB" style:font-name-asian="Calibri" fo:color="#000000" style:font-name="Calibri" fo:language="en" fo:country="TZ" style:font-name-complex="Calibri" fo:font-weight="normal" style:font-weight-asian="normal" style:font-weight-complex="normal"/>
    </style:style>
    <style:style style:name="T15" style:family="text">
      <style:text-properties style:text-line-through-mode="continuous" style:font-style-complex="normal" style:font-style-asian="normal" style:language-complex="none" style:country-complex="none" style:text-overline-style="none" style:text-overline-color="font-color" style:text-underline-style="none" style:text-underline-color="font-color" style:text-emphasize="none" style:font-relief="none" fo:font-size="12pt" style:font-size-asian="12pt" style:text-line-through-type="none" fo:font-style="normal" style:text-outline="false" fo:text-shadow="none" style:font-size-complex="12pt" fo:font-weight="normal" style:font-weight-asian="normal" style:font-weight-complex="normal" style:font-name="Liberation Sans" fo:language="en" fo:country="US" style:language-asian="zh" style:country-asian="CN" style:font-name-asian="Noto Sans CJK SC" style:font-name-complex="Lohit Devanagari"/>
    </style:style>
    <style:style style:name="T16" style:family="text">
      <style:text-properties style:font-name="Liberation Sans" style:font-relief="none" style:font-name-complex="Lohit Devanagari" style:font-name-asian="Noto Sans CJK SC" fo:font-size="12pt" style:font-size-asian="12pt" style:font-size-complex="12pt" style:font-weight-asian="normal" style:font-weight-complex="normal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language-asian="zh" style:country-asian="CN" style:text-overline-style="none" style:text-overline-color="font-color" fo:language="en" fo:country="US"/>
    </style:style>
    <style:style style:name="T17" style:family="text">
      <style:text-properties style:font-relief="none" fo:font-size="12pt" style:font-size-asian="12pt" style:font-size-complex="12pt" style:font-weight-asian="normal" style:font-weight-complex="normal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text-overline-style="none" style:text-overline-color="font-color" style:font-name-complex="Calibri" style:language-asian="en" style:country-asian="GB" fo:language="en" fo:country="TZ" style:font-name-asian="Calibri" style:font-name="Calibri" fo:color="#000000"/>
    </style:style>
    <style:style style:name="T18" style:family="text">
      <style:text-properties style:font-relief="none" fo:font-size="12pt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alibri" style:language-asian="en" style:country-asian="GB" fo:language="en" fo:country="TZ" style:font-name-asian="Calibri" style:font-name="Calibri" fo:color="#000000" fo:font-weight="bold" style:font-weight-asian="bold" style:font-weight-complex="bold"/>
    </style:style>
    <style:style style:name="T19" style:family="text">
      <style:text-properties style:font-relief="none" fo:font-size="12pt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alibri" style:language-asian="en" style:country-asian="GB" fo:language="en" fo:country="TZ" style:font-name-asian="Calibri" style:font-name="Calibri" fo:color="#000000" fo:font-weight="normal" style:font-weight-asian="normal" style:font-weight-complex="normal"/>
    </style:style>
    <style:style style:name="T20" style:family="text">
      <style:text-properties style:font-relief="none" fo:font-size="12pt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fo:font-weight="normal" style:font-weight-asian="normal" style:font-weight-complex="normal" style:font-name="Liberation Sans" fo:language="en" fo:country="US" style:language-asian="zh" style:country-asian="CN" style:font-name-asian="Noto Sans CJK SC" style:font-name-complex="Lohit Devanagari"/>
    </style:style>
    <style:style style:name="T21" style:family="text">
      <style:text-properties fo:font-size="12pt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style:font-name-complex="Lohit Devanagari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22" style:family="text">
      <style:text-properties fo:font-size="12pt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-complex="Calibri" style:font-name-asian="Calibri" style:language-asian="en" style:country-asian="GB" fo:language="en" fo:country="TZ" style:font-name="Calibri"/>
    </style:style>
    <style:style style:name="T23" style:family="text">
      <style:text-properties fo:font-size="12pt" style:language-complex="none" style:country-complex="none" style:font-size-asian="12pt" style:font-size-complex="12pt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color="#000000" style:font-name-complex="Calibri" style:font-name-asian="Calibri" style:language-asian="en" style:country-asian="GB" fo:language="en" fo:country="TZ" style:font-name="Calibri" fo:font-weight="bold" style:font-weight-asian="bold" style:font-weight-complex="bold"/>
    </style:style>
    <style:style style:name="T24" style:family="text">
      <style:text-properties fo:font-size="12pt" style:language-complex="none" style:country-complex="none" style:font-size-asian="12pt" style:font-size-complex="12pt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color="#000000" style:font-name-complex="Calibri" style:font-name-asian="Calibri" style:language-asian="en" style:country-asian="GB" fo:language="en" fo:country="TZ" style:font-name="Calibri" fo:font-weight="normal" style:font-weight-asian="normal" style:font-weight-complex="normal"/>
    </style:style>
    <style:style style:name="T25" style:family="text">
      <style:text-properties fo:font-size="12pt" style:language-complex="none" style:country-complex="none" style:font-size-asian="12pt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6" style:family="text">
      <style:text-properties style:font-relief="none" fo:font-size="12pt" style:font-size-asian="12pt" style:font-size-complex="12pt" style:font-weight-asian="normal" style:font-weight-complex="normal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text-overline-style="none" style:text-overline-color="font-color" fo:color="#000000" style:font-name="Calibri" fo:language="en" fo:country="TZ" style:language-asian="en" style:country-asian="GB" style:font-name-asian="Calibri" style:font-name-complex="Calibri"/>
    </style:style>
    <style:style style:name="T27" style:family="text">
      <style:text-properties style:font-relief="none" fo:font-size="12pt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fo:color="#000000" style:font-name="Calibri" fo:language="en" fo:country="TZ" style:language-asian="en" style:country-asian="GB" style:font-name-asian="Calibri" style:font-name-complex="Calibri" fo:font-weight="bold" style:font-weight-asian="bold" style:font-weight-complex="bold"/>
    </style:style>
    <style:style style:name="T28" style:family="text">
      <style:text-properties style:font-relief="none" fo:font-size="12pt" style:font-size-asian="12pt" style:font-size-complex="12pt" style:font-style-asian="normal" style:font-style-complex="normal" style:text-emphasize="none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fo:color="#000000" style:font-name="Calibri" fo:language="en" fo:country="TZ" style:language-asian="en" style:country-asian="GB" style:font-name-asian="Calibri" style:font-name-complex="Calibri" fo:font-weight="normal" style:font-weight-asian="normal" style:font-weight-complex="normal"/>
    </style:style>
    <style:style style:name="T29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/>
    </style:style>
    <style:style style:name="T30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style:language-asian="en" style:country-asian="GB" style:font-size-complex="12pt" fo:language="en" fo:country="TZ" style:font-style-complex="italic" style:font-name-asian="Calibri" style:font-style-asian="italic" style:font-name="Calibri" fo:color="#000000" fo:font-style="italic" style:font-name-complex="Calibri"/>
    </style:style>
    <style:style style:name="T31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style:language-asian="en" style:country-asian="GB" style:font-size-complex="12pt" fo:language="en" fo:country="TZ" style:font-name-asian="Calibri" style:font-name="Calibri" fo:color="#000000" style:font-name-complex="Calibri" fo:font-style="normal" style:font-style-complex="normal" style:font-style-asian="normal"/>
    </style:style>
    <style:style style:name="T32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/>
    </style:style>
    <style:style style:name="T33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 style:font-size-complex="12pt" fo:color="#000000" style:font-name-asian="Calibri" style:language-asian="en" style:country-asian="GB" fo:language="sv" fo:country="SE" style:font-name="Calibri" style:font-name-complex="Calibri"/>
    </style:style>
    <style:style style:name="T34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 style:font-size-complex="12pt" style:font-name="Liberation Sans" fo:language="en" fo:country="US" style:language-asian="zh" style:country-asian="CN" style:font-name-complex="Lohit Devanagari" style:font-name-asian="Noto Sans CJK SC"/>
    </style:style>
    <style:style style:name="T35" style:family="text">
      <style:text-properties style:font-weight-asian="normal" style:text-line-through-type="none" style:font-weight-complex="normal" style:text-emphasize="none" style:font-relief="none" fo:font-weight="normal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 style:font-size-complex="12pt" fo:color="#000000" style:font-name="Calibri" fo:language="en" fo:country="TZ" style:language-asian="en" style:country-asian="GB" style:font-name-asian="Calibri" style:font-name-complex="Calibri"/>
    </style:style>
    <style:style style:name="T36" style:family="text">
      <style:text-properties style:text-line-through-type="none" style:text-emphasize="none" style:font-relief="none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 style:font-size-complex="12pt" fo:color="#000000" style:font-name="Calibri" fo:language="en" fo:country="TZ" style:language-asian="en" style:country-asian="GB" style:font-name-asian="Calibri" style:font-name-complex="Calibri" fo:font-weight="bold" style:font-weight-asian="bold" style:font-weight-complex="bold"/>
    </style:style>
    <style:style style:name="T37" style:family="text">
      <style:text-properties style:text-line-through-type="none" style:text-emphasize="none" style:font-relief="none" style:text-outline="false" style:language-complex="none" style:country-complex="none" fo:text-shadow="none" style:font-size-asian="12pt" style:text-overline-style="none" style:text-overline-color="font-color" style:text-underline-style="none" style:text-underline-color="font-color" style:text-line-through-mode="continuous" fo:font-size="12pt" fo:font-style="normal" style:font-style-complex="normal" style:font-style-asian="normal" style:font-size-complex="12pt" fo:color="#000000" style:font-name="Calibri" fo:language="en" fo:country="TZ" style:language-asian="en" style:country-asian="GB" style:font-name-asian="Calibri" style:font-name-complex="Calibri" fo:font-weight="normal" style:font-weight-asian="normal" style:font-weight-complex="normal"/>
    </style:style>
    <style:style style:name="T38" style:family="text">
      <style:text-properties fo:font-style="normal" style:font-weight-asian="normal" style:text-outline="false" fo:text-shadow="none" style:text-line-through-mode="continuous" fo:language="en" fo:country="US" style:font-name="Liberation Sans" style:font-name-complex="Lohit Devanagari" style:font-name-asian="Noto Sans CJK SC" fo:font-size="12pt" style:font-size-asian="12pt" style:font-size-complex="12pt" style:text-underline-style="none" style:text-underline-color="font-color" fo:font-weight="normal" style:language-complex="none" style:country-complex="none"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text-line-through-type="none"/>
    </style:style>
    <style:style style:name="T39" style:family="text">
      <style:text-properties fo:font-style="normal" style:font-weight-asian="normal" style:text-outline="false" fo:text-shadow="none" style:text-line-through-mode="continuous" fo:font-size="12pt" style:font-size-asian="12pt" style:font-size-complex="12pt" style:text-underline-style="none" style:text-underline-color="font-color" fo:font-weight="normal" style:language-complex="none" style:country-complex="none" style:text-overline-style="none" style:text-overline-color="font-color" style:font-relief="none" style:text-emphasize="none" style:font-style-complex="normal" style:font-style-asian="normal" style:font-weight-complex="normal" style:text-line-through-type="none" style:font-name-complex="Calibri" style:font-name="Calibri" fo:language="en" fo:country="TZ" style:language-asian="en" style:country-asian="GB" style:font-name-asian="Calibri" fo:color="#000000"/>
    </style:style>
    <style:style style:name="T40" style:family="text">
      <style:text-properties fo:font-style="normal" style:text-outline="false" fo:text-shadow="none" style:text-line-through-mode="continuous" fo:font-size="12pt" style:font-size-asian="12pt" style:font-size-complex="12pt" style:text-underline-style="none" style:text-underline-color="font-color" style:language-complex="none" style:country-complex="none" style:text-overline-style="none" style:text-overline-color="font-color" style:font-relief="none" style:text-emphasize="none" style:font-style-complex="normal" style:font-style-asian="normal" style:text-line-through-type="none" style:font-name-complex="Calibri" style:font-name="Calibri" fo:language="en" fo:country="TZ" style:language-asian="en" style:country-asian="GB" style:font-name-asian="Calibri" fo:color="#000000" fo:font-weight="bold" style:font-weight-asian="bold" style:font-weight-complex="bold"/>
    </style:style>
    <style:style style:name="T41" style:family="text">
      <style:text-properties fo:font-style="normal" style:text-outline="false" fo:text-shadow="none" style:text-line-through-mode="continuous" fo:font-size="12pt" style:font-size-asian="12pt" style:font-size-complex="12pt" style:text-underline-style="none" style:text-underline-color="font-color" style:language-complex="none" style:country-complex="none" style:text-overline-style="none" style:text-overline-color="font-color" style:font-relief="none" style:text-emphasize="none" style:font-style-complex="normal" style:font-style-asian="normal" style:text-line-through-type="none" style:font-name-complex="Calibri" style:font-name="Calibri" fo:language="en" fo:country="TZ" style:language-asian="en" style:country-asian="GB" style:font-name-asian="Calibri" fo:color="#000000" fo:font-weight="normal" style:font-weight-asian="normal" style:font-weight-complex="normal"/>
    </style:style>
    <style:style style:name="T42" style:family="text">
      <style:text-properties style:font-size-complex="12pt" style:font-name-complex="Calibri" style:font-name="Calibri" fo:language="en" fo:country="TZ" style:language-asian="en" style:country-asian="GB" style:font-name-asian="Calibri" fo:color="#000000" fo:font-weight="bold" style:font-weight-asian="bold" style:font-weight-complex="bold"/>
    </style:style>
    <style:style style:name="T43" style:family="text">
      <style:text-properties fo:language="en" fo:country="TZ" style:language-asian="en" style:country-asian="GB" style:font-name-asian="Calibri" style:font-name-complex="Calibri" style:font-size-complex="12pt"/>
    </style:style>
    <style:style style:name="T44" style:family="text">
      <style:text-properties fo:language="en" fo:country="TZ" style:language-asian="en" style:country-asian="GB" style:font-name-asian="Calibri" style:font-name-complex="Calibri" style:font-size-complex="12pt" fo:font-weight="bold" style:font-weight-asian="bold" style:font-weight-complex="bold"/>
    </style:style>
    <style:style style:name="T45" style:family="text">
      <style:text-properties style:language-asian="en" style:country-asian="GB" style:font-name-asian="Calibri" style:font-name-complex="Calibri" style:font-size-complex="12pt" fo:language="sv" fo:country="SE"/>
    </style:style>
    <style:style style:name="T46" style:family="text">
      <style:text-properties style:language-asian="en" style:country-asian="GB" style:font-name-asian="Calibri" style:font-name-complex="Calibri" style:font-size-complex="12pt" fo:font-weight="bold" style:font-weight-complex="bold" style:font-weight-asian="bold" fo:language="en" fo:country="TZ"/>
    </style:style>
    <style:style style:name="T47" style:family="text">
      <style:text-properties style:language-asian="en" style:country-asian="GB" style:font-name-asian="Calibri" style:font-name-complex="Calibri" style:font-size-complex="12pt" fo:language="en" fo:country="TZ"/>
    </style:style>
    <style:style style:name="T48" style:family="text">
      <style:text-properties style:language-asian="en" style:country-asian="GB" style:font-name-asian="Calibri" style:font-name-complex="Calibri" style:font-size-complex="12pt" fo:font-weight="bold" fo:language="en" fo:country="TZ" style:font-weight-asian="bold" style:font-weight-complex="bold"/>
    </style:style>
    <style:style style:name="T49" style:family="text">
      <style:text-properties fo:font-size="12pt" style:language-complex="none" style:country-complex="no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style:font-name-asian="Calibri" style:font-name-complex="Calibri" style:font-name="Calibri" style:language-asian="en" style:country-asian="GB" fo:color="#000000" fo:language="en" fo:country="TZ"/>
    </style:style>
    <style:style style:name="T50" style:family="text">
      <style:text-properties fo:font-size="12pt" style:language-complex="none" style:country-complex="none" style:font-size-asian="12pt" style:font-size-complex="12pt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style:font-name-asian="Calibri" style:font-name-complex="Calibri" style:font-name="Calibri" style:language-asian="en" style:country-asian="GB" fo:color="#000000" fo:language="en" fo:country="TZ" fo:font-weight="bold" style:font-weight-asian="bold" style:font-weight-complex="bold"/>
    </style:style>
    <style:style style:name="T51" style:family="text">
      <style:text-properties fo:font-size="12pt" style:language-complex="none" style:country-complex="none" style:font-size-asian="12pt" style:font-size-complex="12pt" style:font-style-asian="normal" style:font-style-complex="normal" style:text-emphasize="none" style:font-relief="none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style:font-name-asian="Calibri" style:font-name-complex="Calibri" style:font-name="Calibri" style:language-asian="en" style:country-asian="GB" fo:color="#000000" fo:language="en" fo:country="TZ" fo:font-weight="normal" style:font-weight-asian="normal" style:font-weight-complex="normal"/>
    </style:style>
    <style:style style:name="T52" style:family="text">
      <style:text-properties style:font-size-complex="12pt" style:font-name-asian="Calibri" style:font-name-complex="Calibri" style:font-name="Calibri" style:language-asian="en" style:country-asian="GB" fo:color="#000000" fo:language="en" fo:country="TZ" fo:font-weight="bold" style:font-weight-asian="bold" style:font-weight-complex="bold"/>
    </style:style>
    <style:style style:name="T53" style:family="text">
      <style:text-properties style:font-size-complex="12pt" style:font-name-asian="Calibri" style:font-name-complex="Calibri" style:font-name="Calibri" style:language-asian="en" style:country-asian="GB" fo:color="#000000" fo:language="sv" fo:country="SE"/>
    </style:style>
    <style:style style:name="T54" style:family="text">
      <style:text-properties style:font-name-asian="Calibri" style:text-line-through-type="none" style:text-outline="false" fo:text-shadow="none" fo:color="#000000" style:text-line-through-mode="continuous" style:font-style-asian="normal" style:font-weight-complex="normal" style:font-weight-asian="normal" style:font-size-complex="12pt" style:font-size-asian="12pt" style:font-name-complex="Calibri" style:font-relief="none" style:text-underline-style="none" style:text-underline-color="font-color" fo:font-weight="normal" fo:font-size="12pt" style:font-name="Calibri" style:text-overline-style="none" style:text-overline-color="font-color" style:font-style-complex="normal" style:language-asian="en" style:country-asian="GB" fo:language="sv" fo:country="SE" style:text-emphasize="none" style:language-complex="none" style:country-complex="none" fo:font-style="normal"/>
    </style:style>
    <style:style style:name="T55" style:family="text">
      <style:text-properties style:text-line-through-type="none" style:text-outline="false" fo:text-shadow="none" style:text-line-through-mode="continuous" style:font-style-asian="normal" style:font-weight-complex="normal" style:font-weight-asian="normal" style:font-size-complex="12pt" style:font-size-asian="12pt" style:font-relief="none" style:text-underline-style="none" style:text-underline-color="font-color" fo:font-weight="normal" fo:font-size="12pt" style:text-overline-style="none" style:text-overline-color="font-color" style:font-style-complex="normal" style:text-emphasize="none" style:language-complex="none" style:country-complex="none" fo:font-style="normal" style:language-asian="zh" style:country-asian="CN" style:font-name-asian="Noto Sans CJK SC" style:font-name="Liberation Sans" fo:language="en" fo:country="US" style:font-name-complex="Lohit Devanagari"/>
    </style:style>
    <style:style style:name="T56" style:family="text">
      <style:text-properties style:text-line-through-type="none" style:text-outline="false" fo:text-shadow="none" style:text-line-through-mode="continuous" style:font-style-asian="normal" style:font-size-complex="12pt" style:font-size-asian="12pt" style:font-relief="none" style:text-underline-style="none" style:text-underline-color="font-color" fo:font-size="12pt" style:text-overline-style="none" style:text-overline-color="font-color" style:font-style-complex="normal" style:text-emphasize="none" style:language-complex="none" style:country-complex="none" fo:font-style="normal" style:font-name="Calibri" fo:font-weight="bold" fo:language="en" fo:country="TZ" style:language-asian="en" style:country-asian="GB" style:font-name-complex="Calibri" style:font-name-asian="Calibri" style:font-weight-asian="bold" style:font-weight-complex="bold" fo:color="#000000"/>
    </style:style>
    <style:style style:name="T57" style:family="text">
      <style:text-properties style:text-line-through-type="none" style:text-outline="false" fo:text-shadow="none" style:text-line-through-mode="continuous" style:font-style-asian="normal" style:font-size-complex="12pt" style:font-size-asian="12pt" style:font-relief="none" style:text-underline-style="none" style:text-underline-color="font-color" fo:font-size="12pt" style:text-overline-style="none" style:text-overline-color="font-color" style:font-style-complex="normal" style:text-emphasize="none" style:language-complex="none" style:country-complex="none" fo:font-style="normal" style:font-name="Calibri" fo:language="en" fo:country="TZ" style:language-asian="en" style:country-asian="GB" style:font-name-complex="Calibri" style:font-name-asian="Calibri" fo:color="#000000" style:font-weight-complex="normal" style:font-weight-asian="normal" fo:font-weight="normal"/>
    </style:style>
    <style:style style:name="T58" style:family="text">
      <style:text-properties style:text-line-through-type="none" style:text-outline="false" fo:text-shadow="none" style:text-line-through-mode="continuous" style:font-style-asian="normal" style:font-size-complex="12pt" style:font-size-asian="12pt" style:font-relief="none" style:text-underline-style="none" style:text-underline-color="font-color" fo:font-size="12pt" style:text-overline-style="none" style:text-overline-color="font-color" style:font-style-complex="normal" style:text-emphasize="none" style:language-complex="none" style:country-complex="none" fo:font-style="normal" style:font-name="Calibri" fo:language="en" fo:country="TZ" style:language-asian="en" style:country-asian="GB" style:font-name-complex="Calibri" style:font-name-asian="Calibri" fo:color="#000000" fo:font-weight="bold" style:font-weight-asian="bold" style:font-weight-complex="bold"/>
    </style:style>
    <style:style style:name="T59" style:family="text">
      <style:text-properties style:text-line-through-type="none" style:text-outline="false" fo:text-shadow="none" style:text-line-through-mode="continuous" style:font-style-asian="normal" style:font-size-complex="12pt" style:font-size-asian="12pt" style:font-relief="none" style:text-underline-style="none" style:text-underline-color="font-color" fo:font-size="12pt" style:text-overline-style="none" style:text-overline-color="font-color" style:font-style-complex="normal" style:text-emphasize="none" style:language-complex="none" style:country-complex="none" fo:font-style="normal" style:font-name="Calibri" fo:language="en" fo:country="TZ" style:language-asian="en" style:country-asian="GB" style:font-name-complex="Calibri" style:font-name-asian="Calibri" fo:color="#000000" fo:font-weight="normal" style:font-weight-asian="normal" style:font-weight-complex="normal"/>
    </style:style>
    <style:style style:name="T60" style:family="text">
      <style:text-properties style:text-line-through-type="none" style:text-outline="false" fo:text-shadow="none" style:text-line-through-mode="continuous" style:font-style-asian="normal" style:font-size-complex="12pt" style:font-size-asian="12pt" style:font-relief="none" style:text-underline-style="none" style:text-underline-color="font-color" fo:font-size="12pt" style:text-overline-style="none" style:text-overline-color="font-color" style:font-style-complex="normal" style:text-emphasize="none" style:language-complex="none" style:country-complex="none" fo:font-style="normal" fo:font-weight="normal" style:font-weight-asian="normal" style:font-weight-complex="normal" style:font-name="Liberation Sans" fo:language="en" fo:country="US" style:language-asian="zh" style:country-asian="CN" style:font-name-asian="Noto Sans CJK SC" style:font-name-complex="Lohit Devanagari"/>
    </style:style>
    <style:style style:name="T61" style:family="text">
      <style:text-properties fo:font-weight="normal" style:text-overline-style="none" style:text-overline-color="font-color" fo:font-size="12pt" style:font-relief="none" style:text-outline="false" style:font-weight-complex="normal" style:font-weight-asian="normal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/>
    </style:style>
    <style:style style:name="T62" style:family="text">
      <style:text-properties fo:font-weight="normal" style:text-overline-style="none" style:text-overline-color="font-color" fo:font-size="12pt" style:font-relief="none" style:text-outline="false" style:font-weight-complex="normal" style:font-weight-asian="normal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 fo:language="sv" fo:country="SE" fo:color="#000000" style:font-size-complex="12pt" style:language-asian="en" style:country-asian="GB" style:font-name="Calibri" style:font-name-asian="Calibri" style:font-name-complex="Calibri"/>
    </style:style>
    <style:style style:name="T63" style:family="text">
      <style:text-properties fo:font-weight="normal" style:text-overline-style="none" style:text-overline-color="font-color" fo:font-size="12pt" style:font-relief="none" style:text-outline="false" style:font-weight-complex="normal" style:font-weight-asian="normal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 style:font-size-complex="12pt" style:font-name="Liberation Sans" fo:language="en" fo:country="US" style:language-asian="zh" style:country-asian="CN" style:font-name-asian="Noto Sans CJK SC" style:font-name-complex="Lohit Devanagari"/>
    </style:style>
    <style:style style:name="T64" style:family="text">
      <style:text-properties fo:font-weight="normal" style:text-overline-style="none" style:text-overline-color="font-color" fo:font-size="12pt" style:font-relief="none" style:text-outline="false" style:font-weight-complex="normal" style:font-weight-asian="normal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 style:font-size-complex="12pt" fo:color="#000000" style:font-name-complex="Calibri" fo:language="en" fo:country="TZ" style:language-asian="en" style:country-asian="GB" style:font-name-asian="Calibri" style:font-name="Calibri"/>
    </style:style>
    <style:style style:name="T65" style:family="text">
      <style:text-properties style:text-overline-style="none" style:text-overline-color="font-color" fo:font-size="12pt" style:font-relief="none" style:text-outline="false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 style:font-size-complex="12pt" fo:color="#000000" style:font-name-complex="Calibri" fo:language="en" fo:country="TZ" style:language-asian="en" style:country-asian="GB" style:font-name-asian="Calibri" style:font-name="Calibri" fo:font-weight="bold" style:font-weight-asian="bold" style:font-weight-complex="bold"/>
    </style:style>
    <style:style style:name="T66" style:family="text">
      <style:text-properties style:text-overline-style="none" style:text-overline-color="font-color" fo:font-size="12pt" style:font-relief="none" style:text-outline="false" style:font-size-asian="12pt" fo:font-style="normal" style:text-emphasize="none" style:language-complex="none" style:country-complex="none" style:text-line-through-mode="continuous" fo:text-shadow="none" style:font-style-complex="normal" style:font-style-asian="normal" style:text-line-through-type="none" style:text-underline-style="none" style:text-underline-color="font-color" style:font-size-complex="12pt" fo:color="#000000" style:font-name-complex="Calibri" fo:language="en" fo:country="TZ" style:language-asian="en" style:country-asian="GB" style:font-name-asian="Calibri" style:font-name="Calibri" fo:font-weight="normal" style:font-weight-asian="normal" style:font-weight-complex="normal"/>
    </style:style>
    <style:style style:name="T67" style:family="text">
      <style:text-properties style:font-name="Calibri" fo:language="en" fo:country="TZ" style:language-asian="en" style:country-asian="GB" style:font-name-asian="Calibri" style:font-name-complex="Calibri" style:font-size-complex="12pt" fo:color="#000000"/>
    </style:style>
    <style:style style:name="T68" style:family="text">
      <style:text-properties style:font-name="Calibri" style:language-asian="en" style:country-asian="GB" style:font-name-asian="Calibri" style:font-name-complex="Calibri" style:font-size-complex="12pt" fo:color="#000000" fo:language="sv" fo:country="SE"/>
    </style:style>
    <style:style style:name="T69" style:family="text">
      <style:text-properties style:font-name="Calibri" style:language-asian="en" style:country-asian="GB" style:font-name-asian="Calibri" style:font-name-complex="Calibri" style:font-size-complex="12pt" fo:color="#000000" fo:language="en" fo:country="TZ" style:font-style-asian="italic" style:font-style-complex="italic" fo:font-style="italic"/>
    </style:style>
    <style:style style:name="T70" style:family="text">
      <style:text-properties style:font-name="Calibri" style:language-asian="en" style:country-asian="GB" style:font-name-asian="Calibri" style:font-name-complex="Calibri" style:font-size-complex="12pt" fo:color="#000000" style:font-style-asian="italic" style:font-style-complex="italic" fo:font-style="italic" fo:language="sv" fo:country="SE"/>
    </style:style>
    <style:style style:name="T71" style:family="text">
      <style:text-properties style:language-asian="en" style:country-asian="GB" style:font-size-complex="12pt" fo:language="sv" fo:country="SE" style:use-window-font-color="true" style:font-name="Times New Roman" style:font-name-asian="Times New Roman" style:font-name-complex="Times New Roman"/>
    </style:style>
    <style:style style:name="T72" style:family="text">
      <style:text-properties style:language-asian="en" style:country-asian="GB" style:font-size-complex="12pt" fo:color="#000000" style:font-name="Calibri" fo:language="en" fo:country="TZ" style:font-name-asian="Calibri" style:font-name-complex="Calibri"/>
    </style:style>
    <style:style style:name="T73" style:family="text">
      <style:text-properties style:language-asian="en" style:country-asian="GB" style:font-size-complex="12pt" fo:color="#000000" style:font-name="Calibri" fo:language="en" fo:country="TZ" style:font-name-asian="Calibri" style:font-name-complex="Calibri" fo:font-weight="bold" style:font-weight-asian="bold" style:font-weight-complex="bold"/>
    </style:style>
    <style:style style:name="T74" style:family="text">
      <style:text-properties style:font-style-asian="normal" style:font-style-complex="normal"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fo:font-style="normal" style:text-emphasize="none" style:font-relief="none"/>
    </style:style>
    <style:style style:name="T75" style:family="text">
      <style:text-properties style:font-style-asian="normal" style:font-style-complex="normal"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fo:font-style="normal" style:text-emphasize="none" style:font-relief="none" fo:color="#000000" style:font-name="Calibri" fo:language="sv" fo:country="SE" style:font-name-complex="Calibri" style:language-asian="en" style:country-asian="GB" style:font-size-complex="12pt" style:font-name-asian="Calibri"/>
    </style:style>
    <style:style style:name="T76" style:family="text">
      <style:text-properties style:font-style-asian="normal" style:font-style-complex="normal"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fo:font-style="normal" style:text-emphasize="none" style:font-relief="none" style:font-weight-complex="bold" style:font-name="Calibri" fo:language="en" fo:country="TZ" style:font-size-complex="12pt" style:language-asian="en" style:country-asian="GB" fo:font-weight="bold" style:font-name-asian="Calibri" style:font-name-complex="Calibri" style:font-weight-asian="bold" fo:color="#000000"/>
    </style:style>
    <style:style style:name="T77" style:family="text">
      <style:text-properties style:font-style-asian="normal" style:font-style-complex="normal"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fo:font-style="normal" style:text-emphasize="none" style:font-relief="none" style:font-size-complex="12pt" style:font-weight-asian="normal" fo:language="en" fo:country="US" fo:font-weight="normal" style:font-name="Liberation Sans" style:font-name-asian="Noto Sans CJK SC" style:font-weight-complex="normal" style:language-asian="zh" style:country-asian="CN" style:font-name-complex="Lohit Devanagari"/>
    </style:style>
    <style:style style:name="T78" style:family="text">
      <style:text-properties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style:text-emphasize="none" style:font-relief="none" style:font-size-complex="12pt" style:font-weight-asian="normal" fo:language="en" fo:country="US" fo:font-weight="normal" style:font-weight-complex="normal" style:font-style-asian="italic" style:font-name-complex="Calibri" style:language-asian="en" style:country-asian="GB" fo:color="#000000" style:font-name="Calibri" style:font-name-asian="Calibri" fo:font-style="italic" style:font-style-complex="italic"/>
    </style:style>
    <style:style style:name="T79" style:family="text">
      <style:text-properties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style:text-emphasize="none" style:font-relief="none" style:font-size-complex="12pt" style:font-weight-asian="normal" fo:language="en" fo:country="US" fo:font-weight="normal" style:font-weight-complex="normal" style:language-asian="zh" style:country-asian="CN" fo:font-style="normal" style:font-style-asian="normal" style:font-name-complex="Lohit Devanagari" style:font-name-asian="Noto Sans CJK SC" style:font-name="Liberation Sans" style:font-style-complex="normal"/>
    </style:style>
    <style:style style:name="T80" style:family="text">
      <style:text-properties style:language-complex="none" style:country-complex="none" style:text-line-through-type="none" fo:font-size="12pt" style:text-underline-style="none" style:text-underline-color="font-color" style:text-line-through-mode="continuous" style:text-overline-style="none" style:text-overline-color="font-color" style:text-outline="false" style:font-size-asian="12pt" fo:text-shadow="none" style:text-emphasize="none" style:font-relief="none" style:font-size-complex="12pt" style:font-weight-asian="normal" fo:language="en" fo:country="US" fo:font-weight="normal" style:font-weight-complex="normal" fo:color="#000000" style:font-name="Calibri" fo:font-style="italic" style:language-asian="en" style:country-asian="GB" style:font-name-asian="Calibri" style:font-name-complex="Calibri" style:font-style-asian="italic" style:font-style-complex="italic"/>
    </style:style>
    <style:style style:name="T81" style:family="text">
      <style:text-properties style:text-line-through-mode="continuous" style:text-overline-style="none" style:text-overline-color="font-color" style:text-underline-style="none" style:text-underline-color="font-color" style:font-style-complex="normal" style:text-line-through-type="none" fo:font-style="normal" style:text-outline="false" fo:text-shadow="none" style:language-complex="none" style:country-complex="none" style:text-emphasize="none" style:font-relief="none" fo:font-size="12pt" style:font-style-asian="normal" style:font-size-asian="12pt"/>
    </style:style>
    <style:style style:name="T82" style:family="text">
      <style:text-properties style:text-line-through-mode="continuous" style:text-overline-style="none" style:text-overline-color="font-color" style:text-underline-style="none" style:text-underline-color="font-color" style:font-style-complex="normal" style:text-line-through-type="none" fo:font-style="normal" style:text-outline="false" fo:text-shadow="none" style:language-complex="none" style:country-complex="none" style:text-emphasize="none" style:font-relief="none" fo:font-size="12pt" style:font-style-asian="normal" style:font-size-asian="12pt" fo:font-weight="bold" style:font-weight-asian="bold" fo:color="#000000" style:language-asian="en" style:country-asian="GB" style:font-name-asian="Calibri" fo:language="en" fo:country="TZ" style:font-name="Calibri" style:font-name-complex="Calibri" style:font-weight-complex="bold" style:font-size-complex="12pt"/>
    </style:style>
    <style:style style:name="T83" style:family="text">
      <style:text-properties style:text-line-through-mode="continuous" style:text-overline-style="none" style:text-overline-color="font-color" style:text-underline-style="none" style:text-underline-color="font-color" style:font-style-complex="normal" style:text-line-through-type="none" fo:font-style="normal" style:text-outline="false" fo:text-shadow="none" style:language-complex="none" style:country-complex="none" style:text-emphasize="none" style:font-relief="none" fo:font-size="12pt" style:font-style-asian="normal" style:font-size-asian="12pt" style:font-size-complex="12pt" style:language-asian="zh" style:country-asian="CN" fo:language="en" fo:country="US" fo:font-weight="normal" style:font-name-complex="Lohit Devanagari" style:font-weight-asian="normal" style:font-name-asian="Noto Sans CJK SC" style:font-weight-complex="normal" style:font-name="Liberation Sans"/>
    </style:style>
    <style:style style:name="T84" style:family="text">
      <style:text-properties style:text-line-through-mode="continuous" style:text-overline-style="none" style:text-overline-color="font-color" style:text-underline-style="none" style:text-underline-color="font-color" style:text-line-through-type="none" style:text-outline="false" fo:text-shadow="none" style:language-complex="none" style:country-complex="none" style:text-emphasize="none" style:font-relief="none" fo:font-size="12pt" style:font-size-asian="12pt" style:font-size-complex="12pt" fo:language="en" fo:country="US" fo:font-weight="normal" style:font-weight-asian="normal" style:font-weight-complex="normal" fo:font-style="italic" style:font-style-complex="italic" style:language-asian="en" style:country-asian="GB" style:font-name-asian="Calibri" style:font-name-complex="Calibri" style:font-style-asian="italic" fo:color="#000000" style:font-name="Calibri"/>
    </style:style>
    <style:style style:name="T85" style:family="text">
      <style:text-properties style:text-line-through-mode="continuous" style:text-overline-style="none" style:text-overline-color="font-color" style:text-underline-style="none" style:text-underline-color="font-color" style:text-line-through-type="none" style:text-outline="false" fo:text-shadow="none" style:language-complex="none" style:country-complex="none" style:text-emphasize="none" style:font-relief="none" fo:font-size="12pt" style:font-size-asian="12pt" style:font-size-complex="12pt" fo:language="en" fo:country="US" fo:font-weight="normal" style:font-weight-asian="normal" style:font-weight-complex="normal" fo:font-style="normal" style:font-style-complex="normal" style:language-asian="zh" style:country-asian="CN" style:font-name-asian="Noto Sans CJK SC" style:font-name-complex="Lohit Devanagari" style:font-style-asian="normal" style:font-name="Liberation Sans"/>
    </style:style>
    <style:style style:name="T86" style:family="text">
      <style:text-properties style:text-line-through-mode="continuous" style:text-overline-style="none" style:text-overline-color="font-color" style:text-underline-style="none" style:text-underline-color="font-color" style:text-line-through-type="none" style:text-outline="false" fo:text-shadow="none" style:language-complex="none" style:country-complex="none" style:text-emphasize="none" style:font-relief="none" fo:font-size="12pt" style:font-size-asian="12pt" style:font-size-complex="12pt" fo:language="en" fo:country="US" fo:font-weight="normal" style:font-weight-asian="normal" style:font-weight-complex="normal" fo:color="#000000" style:font-name="Calibri" fo:font-style="italic" style:language-asian="en" style:country-asian="GB" style:font-name-asian="Calibri" style:font-name-complex="Calibri" style:font-style-asian="italic" style:font-style-complex="italic"/>
    </style:style>
    <style:style style:name="T87" style:family="text">
      <style:text-properties fo:language="en" fo:country="TZ" style:text-overline-style="none" style:text-overline-color="font-color" style:text-line-through-mode="continuous" fo:text-shadow="none" style:text-outline="false" fo:font-style="normal" style:text-line-through-type="none" style:text-underline-style="none" style:text-underline-color="font-color" fo:font-weight="normal" fo:font-size="12pt" style:language-complex="none" style:country-complex="none" style:font-weight-complex="normal" style:font-name="Liberation Sans" fo:color="#000000" style:font-name-asian="Noto Sans CJK SC" style:font-name-complex="Lohit Devanagari" style:font-size-asian="12pt" style:font-size-complex="12pt" style:font-weight-asian="normal" style:font-style-asian="normal" style:font-style-complex="normal" style:text-emphasize="none" style:font-relief="none" style:language-asian="en" style:country-asian="GB"/>
    </style:style>
    <style:style style:name="T88" style:family="text">
      <style:text-properties style:text-overline-style="none" style:text-overline-color="font-color" style:text-line-through-mode="continuous" fo:text-shadow="none" style:text-outline="false" style:text-line-through-type="none" style:text-underline-style="none" style:text-underline-color="font-color" fo:font-weight="normal" fo:font-size="12pt" style:language-complex="none" style:country-complex="none" style:font-weight-complex="normal" fo:color="#000000" style:font-size-asian="12pt" style:font-size-complex="12pt" style:font-weight-asian="normal" style:text-emphasize="none" style:font-relief="none" style:language-asian="en" style:country-asian="GB" fo:language="en" fo:country="US" style:font-name="Calibri" style:font-style-asian="italic" style:font-name-asian="Calibri" fo:font-style="italic" style:font-name-complex="Calibri" style:font-style-complex="italic"/>
    </style:style>
    <style:style style:name="T89" style:family="text">
      <style:text-properties style:text-overline-style="none" style:text-overline-color="font-color" style:text-line-through-mode="continuous" fo:text-shadow="none" style:text-outline="false" style:text-line-through-type="none" style:text-underline-style="none" style:text-underline-color="font-color" fo:font-weight="normal" fo:font-size="12pt" style:language-complex="none" style:country-complex="none" style:font-weight-complex="normal" style:font-size-asian="12pt" style:font-size-complex="12pt" style:font-weight-asian="normal" style:text-emphasize="none" style:font-relief="none" fo:language="en" fo:country="US" style:font-style-asian="normal" style:font-style-complex="normal" style:font-name-complex="Lohit Devanagari" style:font-name-asian="Noto Sans CJK SC" style:font-name="Liberation Sans" fo:font-style="normal" style:language-asian="zh" style:country-asian="CN"/>
    </style:style>
    <style:style style:name="T90" style:family="text">
      <style:text-properties style:text-overline-style="none" style:text-overline-color="font-color" style:text-line-through-mode="continuous" fo:text-shadow="none" style:text-outline="false" style:text-line-through-type="none" style:text-underline-style="none" style:text-underline-color="font-color" fo:font-weight="normal" fo:font-size="12pt" style:language-complex="none" style:country-complex="none" style:font-weight-complex="normal" style:font-size-asian="12pt" style:font-size-complex="12pt" style:font-weight-asian="normal" style:text-emphasize="none" style:font-relief="none" fo:language="en" fo:country="US" fo:color="#000000" style:font-name="Calibri" fo:font-style="italic" style:language-asian="en" style:country-asian="GB" style:font-name-asian="Calibri" style:font-name-complex="Calibri" style:font-style-asian="italic" style:font-style-complex="italic"/>
    </style:style>
    <style:style style:name="T91" style:family="text">
      <style:text-properties style:text-overline-style="none" style:text-overline-color="font-color" style:text-line-through-mode="continuous" fo:text-shadow="none" style:text-outline="false" style:text-line-through-type="none" style:text-underline-style="none" style:text-underline-color="font-color" fo:font-weight="normal" fo:font-size="12pt" style:language-complex="none" style:country-complex="none" style:font-weight-complex="normal" style:font-size-asian="12pt" style:font-size-complex="12pt" style:font-weight-asian="normal" style:text-emphasize="none" style:font-relief="none" fo:language="en" fo:country="US" fo:color="#000000" fo:font-style="italic" style:language-asian="en" style:country-asian="GB" style:font-style-asian="italic" style:font-style-complex="italic" style:font-name="Liberation Sans" style:font-name-asian="Noto Sans CJK SC" style:font-name-complex="Lohit Devanagari"/>
    </style:style>
    <style:style style:name="T92" style:family="text">
      <style:text-properties style:font-style-complex="normal" style:text-line-through-type="none" style:text-outline="false" fo:font-style="normal" style:font-style-asian="normal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/>
    </style:style>
    <style:style style:name="T93" style:family="text">
      <style:text-properties style:font-style-complex="normal" style:text-line-through-type="none" style:text-outline="false" fo:font-style="normal" style:font-style-asian="normal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style:font-name="Calibri" style:font-size-complex="12pt" style:font-weight-complex="bold" style:font-weight-asian="bold" fo:language="en" fo:country="TZ" style:language-asian="en" style:country-asian="GB" style:font-name-asian="Calibri" fo:color="#000000" fo:font-weight="bold" style:font-name-complex="Calibri"/>
    </style:style>
    <style:style style:name="T94" style:family="text">
      <style:text-properties style:font-style-complex="normal" style:text-line-through-type="none" style:text-outline="false" fo:font-style="normal" style:font-style-asian="normal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fo:font-weight="normal" style:font-weight-complex="normal" style:font-weight-asian="normal"/>
    </style:style>
    <style:style style:name="T95" style:family="text">
      <style:text-properties style:font-style-complex="normal" style:text-line-through-type="none" style:text-outline="false" fo:font-style="normal" style:font-style-asian="normal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fo:font-weight="normal" style:font-weight-complex="normal" style:font-weight-asian="normal" fo:color="#000000" style:font-name-complex="Calibri" style:font-name-asian="Calibri" fo:language="sv" fo:country="SE" style:language-asian="en" style:country-asian="GB" style:font-size-complex="12pt" style:font-name="Calibri"/>
    </style:style>
    <style:style style:name="T96" style:family="text">
      <style:text-properties style:font-style-complex="normal" style:text-line-through-type="none" style:text-outline="false" fo:font-style="normal" style:font-style-asian="normal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fo:font-weight="normal" style:font-weight-complex="normal" style:font-weight-asian="normal" style:language-asian="en" style:country-asian="GB" style:font-size-complex="12pt" style:font-name-asian="Times New Roman" style:font-name-complex="Times New Roman" fo:language="en" fo:country="US" style:font-name="Times New Roman" style:use-window-font-color="true"/>
    </style:style>
    <style:style style:name="T97" style:family="text">
      <style:text-properties style:text-line-through-type="none" style:text-outline="false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fo:font-weight="normal" style:font-weight-complex="normal" style:font-weight-asian="normal" style:language-asian="en" style:country-asian="GB" style:font-size-complex="12pt" fo:color="#000000" style:font-name="Calibri" fo:font-style="italic" fo:language="en" fo:country="TZ" style:font-name-asian="Calibri" style:font-name-complex="Calibri" style:font-style-asian="italic" style:font-style-complex="italic"/>
    </style:style>
    <style:style style:name="T98" style:family="text">
      <style:text-properties style:text-line-through-type="none" style:text-outline="false" style:font-size-asian="12pt" style:language-complex="none" style:country-complex="none" fo:font-size="12pt" style:text-emphasize="none" style:text-overline-style="none" style:text-overline-color="font-color" style:text-underline-style="none" style:text-underline-color="font-color" style:text-line-through-mode="continuous" fo:text-shadow="none" style:font-relief="none" fo:font-weight="normal" style:font-weight-complex="normal" style:font-weight-asian="normal" style:language-asian="en" style:country-asian="GB" style:font-size-complex="12pt" fo:color="#000000" style:font-name="Calibri" fo:font-style="italic" style:font-name-asian="Calibri" style:font-name-complex="Calibri" style:font-style-asian="italic" style:font-style-complex="italic" fo:language="en" fo:country="US"/>
    </style:style>
    <style:style style:name="T99" style:family="text">
      <style:text-properties fo:color="#000000" style:font-name="Calibri" fo:font-weight="bold" fo:language="en" fo:country="TZ" style:language-asian="en" style:country-asian="GB" style:font-name-asian="Calibri" style:font-name-complex="Calibri" style:font-size-complex="12pt" style:font-weight-asian="bold" style:font-weight-complex="bold"/>
    </style:style>
    <style:style style:name="T100" style:family="text">
      <style:text-properties fo:color="#000000" style:font-name="Calibri" fo:font-style="italic" fo:language="sv" fo:country="SE" style:language-asian="en" style:country-asian="GB" style:font-name-asian="Calibri" style:font-name-complex="Calibri" style:font-size-complex="12pt" style:font-style-asian="italic" style:font-style-complex="italic"/>
    </style:style>
    <style:style style:name="T101" style:family="text">
      <style:text-properties fo:color="#000000" style:font-name="Calibri" fo:font-style="italic" style:language-asian="en" style:country-asian="GB" style:font-name-asian="Calibri" style:font-name-complex="Calibri" style:font-size-complex="12pt" style:font-style-asian="italic" style:font-style-complex="italic" fo:language="en" fo:country="TZ"/>
    </style:style>
    <style:style style:name="T102" style:family="text">
      <style:text-properties fo:color="#000000" style:font-name="Calibri" fo:font-style="italic" fo:language="en" fo:country="US" style:language-asian="en" style:country-asian="GB" style:font-name-asian="Calibri" style:font-name-complex="Calibri" style:font-size-complex="12pt" style:font-style-asian="italic" style:font-style-complex="italic"/>
    </style:style>
    <style:style style:name="T103" style:family="text">
      <style:text-properties fo:color="#000000" style:font-name="Calibri" fo:language="en" fo:country="US" style:language-asian="en" style:country-asian="GB" style:font-name-asian="Calibri" style:font-name-complex="Calibri" style:font-size-complex="12pt"/>
    </style:style>
    <style:style style:name="T104" style:family="text">
      <style:text-properties fo:color="#000000" style:font-name="Calibri" style:language-asian="en" style:country-asian="GB" style:font-name-asian="Calibri" style:font-name-complex="Calibri" style:font-size-complex="12pt" fo:font-weight="bold" fo:language="en" fo:country="TZ" style:font-weight-asian="bold" style:font-weight-complex="bold"/>
    </style:style>
    <style:style style:name="T105" style:family="text">
      <style:text-properties fo:color="#000000" style:font-name="Calibri" style:language-asian="en" style:country-asian="GB" style:font-name-asian="Calibri" style:font-name-complex="Calibri" style:font-size-complex="12pt" fo:font-style="italic" fo:language="en" fo:country="US" style:font-style-asian="italic" style:font-style-complex="italic"/>
    </style:style>
    <style:style style:name="T106" style:family="text">
      <style:text-properties fo:color="#000000" style:font-name="Calibri" fo:language="sv" fo:country="SE" style:language-asian="en" style:country-asian="GB" style:font-name-asian="Calibri" style:font-name-complex="Calibri" style:font-size-complex="12pt" fo:font-style="italic" style:font-style-asian="italic" style:font-style-complex="italic"/>
    </style:style>
    <style:style style:name="T107" style:family="text">
      <style:text-properties style:font-size-complex="12pt" style:font-style-asian="italic" style:font-style-complex="italic" fo:color="#000000" style:font-name="Calibri" fo:font-style="italic" fo:language="sv" fo:country="SE" style:language-asian="en" style:country-asian="GB" style:font-name-asian="Calibri" style:font-name-complex="Calibri"/>
    </style:style>
    <style:style style:name="T108" style:family="text">
      <style:text-properties style:font-size-complex="12pt" fo:color="#000000" style:font-name="Calibri" fo:language="sv" fo:country="SE" style:language-asian="en" style:country-asian="GB" style:font-name-asian="Calibri" style:font-name-complex="Calibri"/>
    </style:style>
    <style:style style:name="T109" style:family="text">
      <style:text-properties style:font-name="Calibri" fo:font-weight="bold" style:language-asian="en" style:country-asian="GB" fo:language="en" fo:country="TZ" style:font-weight-complex="bold" style:font-name-asian="Calibri" fo:color="#000000" style:font-size-complex="12pt" style:font-name-complex="Calibri" style:font-weight-asian="bold"/>
    </style:style>
    <style:style style:name="T110" style:family="text">
      <style:text-properties style:font-name-complex="Calibri" style:font-size-complex="12pt" fo:color="#000000" style:font-name="Calibri" fo:language="en" fo:country="TZ" style:language-asian="en" style:country-asian="GB" style:font-name-asian="Calibri"/>
    </style:style>
    <style:style style:name="T111" style:family="text">
      <style:text-properties style:font-name-complex="Calibri" style:font-size-complex="12pt" fo:color="#000000" style:font-name="Calibri" style:language-asian="en" style:country-asian="GB" style:font-name-asian="Calibri" fo:language="sv" fo:country="SE"/>
    </style:style>
    <style:style style:name="T112" style:family="text">
      <style:text-properties style:font-name-complex="Calibri" style:font-size-complex="12pt" fo:color="#000000" style:font-name="Calibri" style:language-asian="en" style:country-asian="GB" style:font-name-asian="Calibri" fo:language="sv" fo:country="SE" fo:font-style="italic" style:font-style-complex="italic" style:font-style-asian="italic"/>
    </style:style>
    <style:style style:name="T113" style:family="text">
      <style:text-properties style:font-size-complex="12pt" style:language-asian="en" style:country-asian="GB" fo:language="sv" fo:country="SE" style:font-name="Times New Roman" style:font-name-complex="Times New Roman" style:font-name-asian="Times New Roman" style:use-window-font-color="true"/>
    </style:style>
    <style:style style:name="T114" style:family="text">
      <style:text-properties style:font-size-complex="12pt" style:language-asian="en" style:country-asian="GB" style:font-name-complex="Calibri" style:font-name="Calibri" fo:language="en" fo:country="TZ" style:font-name-asian="Calibri" fo:color="#000000"/>
    </style:style>
    <style:style style:name="T115" style:family="text">
      <style:text-properties style:font-size-complex="12pt" style:language-asian="en" style:country-asian="GB" style:font-name-complex="Calibri" style:font-name="Calibri" fo:language="en" fo:country="TZ" style:font-name-asian="Calibri" fo:color="#000000" fo:font-weight="bold" style:font-weight-asian="bold" style:font-weight-complex="bold"/>
    </style:style>
    <style:style style:name="T116" style:family="text">
      <style:text-properties style:font-size-complex="12pt" style:language-asian="en" style:country-asian="GB" style:font-name-complex="Calibri" style:font-name="Calibri" style:font-name-asian="Calibri" fo:color="#000000" fo:language="sv" fo:country="SE"/>
    </style:style>
    <style:style style:name="T117" style:family="text">
      <style:text-properties style:font-size-complex="12pt" style:language-asian="en" style:country-asian="GB" style:font-name-complex="Calibri" style:font-name="Calibri" style:font-name-asian="Calibri" fo:color="#000000" fo:font-weight="bold" fo:language="en" fo:country="TZ" style:font-weight-asian="bold" style:font-weight-complex="bold"/>
    </style:style>
    <style:style style:name="T118" style:family="text">
      <style:text-properties style:font-size-complex="12pt" style:language-asian="en" style:country-asian="GB" style:font-name-complex="Calibri" style:font-name="Calibri" style:font-name-asian="Calibri" fo:color="#000000" fo:language="en" fo:country="TZ"/>
    </style:style>
    <style:style style:name="T119" style:family="text">
      <style:text-properties fo:color="#000000" style:font-name="Calibri" fo:language="en" fo:country="US" style:language-asian="en" style:country-asian="GB" style:font-name-asian="Calibri" style:font-name-complex="Calibri" style:font-size-complex="12pt" fo:font-style="italic" style:font-style-asian="italic" style:font-style-complex="italic"/>
    </style:style>
    <style:style style:name="T120" style:family="text">
      <style:text-properties style:font-weight-complex="bold" style:font-weight-asian="bold" style:font-size-complex="12pt" style:font-name-complex="Calibri" style:font-name-asian="Calibri" style:language-asian="en" style:country-asian="GB" fo:language="en" fo:country="TZ" fo:font-weight="bold" style:font-name="Calibri" fo:color="#000000"/>
    </style:style>
    <style:style style:name="T121" style:family="text">
      <style:text-properties style:font-size-complex="12pt" style:font-name-complex="Calibri" style:font-name-asian="Calibri" style:language-asian="en" style:country-asian="GB" style:font-name="Calibri" fo:color="#000000" fo:language="sv" fo:country="SE"/>
    </style:style>
    <style:style style:name="T122" style:family="text">
      <style:text-properties fo:color="#000000" style:font-size-complex="12pt" style:font-name-complex="Calibri" style:font-name-asian="Calibri" style:language-asian="en" style:country-asian="GB" fo:language="sv" fo:country="SE" style:font-name="Calibri"/>
    </style:style>
    <style:style style:name="T123" style:family="text">
      <style:text-properties style:font-size-complex="12pt" style:font-name-complex="Calibri" fo:language="sv" fo:country="SE" style:font-name-asian="Calibri" style:font-name="Calibri" fo:color="#000000" style:language-asian="en" style:country-asian="GB"/>
    </style:style>
    <style:style style:name="T124" style:family="text">
      <style:text-properties style:font-name-complex="Calibri" style:font-size-complex="12pt" style:font-name-asian="Calibri" style:language-asian="en" style:country-asian="GB" fo:language="sv" fo:country="SE" fo:color="#000000"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3" table:number-columns-repeated="1018" table:default-cell-style-name="ce27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Utterance</text:p>
          </table:table-cell>
          <table:table-cell table:style-name="ce28" office:value-type="string" calcext:value-type="string">
            <text:p>Original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" table:number-columns-repeated="2"/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9" office:value-type="string" calcext:value-type="string">
            <text:p><text:span text:style-name="T1">FH: </text:span>Hej! I den här filmen ska vi presentera <text:span text:style-name="T2">inriktningen </text:span>Datateknik<text:span text:style-name="T2"> </text:span>på Industriell ekonomi</text:p>
          </table:table-cell>
          <table:table-cell table:style-name="ce29" office:value-type="string" calcext:value-type="string">
            <text:p>FH: Hej! I den här filmen ska vi presentera <text:span text:style-name="T2">inriktningen </text:span>Datateknik<text:span text:style-name="T2"> </text:span>på Industriell ekonomi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<text:span text:style-name="T1">FH: </text:span>Du väljer inriktning i årskurs två</text:p>
          </table:table-cell>
          <table:table-cell table:style-name="ce30" office:value-type="string" calcext:value-type="string">
            <text:p>FH: Du väljer inriktning i årskurs två…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1" office:value-type="string" calcext:value-type="string">
            <text:p><text:span text:style-name="T3">FH: </text:span><text:span text:style-name="T4">Jag är &lt;es&gt;</text:span><text:span text:style-name="T5">Furhat</text:span><text:span text:style-name="T6">&lt;ee&gt;</text:span><text:span text:style-name="T7">, en social robot utvecklad på KTH</text:span></text:p>
          </table:table-cell>
          <table:table-cell table:style-name="ce38" office:value-type="string" calcext:value-type="string">
            <text:p><text:span text:style-name="T67">FH: </text:span><text:span text:style-name="T68">&lt;</text:span><text:span text:style-name="T69"> FH </text:span><text:span text:style-name="T70">turns the head to the left&gt;</text:span><text:span text:style-name="T71"> </text:span><text:span text:style-name="T72">Jag är </text:span><text:span text:style-name="T73">Furhat</text:span><text:span text:style-name="T72">, en social robot utvecklad på KTH</text:span>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2" office:value-type="string" calcext:value-type="string">
            <text:p><text:span text:style-name="T8">FH: </text:span><text:span text:style-name="T9">Ja, varför skulle d</text:span><text:span text:style-name="T10">om</text:span><text:span text:style-name="T11"> inte göra det. Jag kan </text:span><text:span text:style-name="T12">&lt;es&gt;</text:span><text:span text:style-name="T13">mycket mer</text:span><text:span text:style-name="T14">&lt;ee&gt;</text:span><text:span text:style-name="T15"> än vad ni kan.</text:span></text:p>
          </table:table-cell>
          <table:table-cell table:style-name="ce32" office:value-type="string" calcext:value-type="string">
            <text:p><text:span text:style-name="T74">FH: Ja, varför skulle d</text:span><text:span text:style-name="T75">om</text:span><text:span text:style-name="T74"> inte göra det. Jag kan </text:span><text:span text:style-name="T76">mycket mer</text:span><text:span text:style-name="T77"> än vad ni kan. </text:span><text:span text:style-name="T78">&lt;</text:span><text:span text:style-name="T79">FH </text:span><text:span text:style-name="T80">turns the head to the right&gt;</text:span>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 office:value-type="string" calcext:value-type="string">
            <text:p>face_change</text:p>
          </table:table-cell>
          <table:table-cell table:style-name="ce32" office:value-type="string" calcext:value-type="string">
            <text:p><text:span text:style-name="T16">FH: Jag kan till exempel byta </text:span><text:span text:style-name="T17">&lt;es&gt;</text:span><text:span text:style-name="T18">identitet</text:span><text:span text:style-name="T19">&lt;ee&gt;</text:span><text:span text:style-name="T20"> på ett ögonblick!</text:span></text:p>
          </table:table-cell>
          <table:table-cell table:style-name="ce32" office:value-type="string" calcext:value-type="string">
            <text:p><text:span text:style-name="T81">FH: Jag kan till exempel byta </text:span><text:span text:style-name="T82">identitet</text:span><text:span text:style-name="T83"> på ett ögonblick! </text:span><text:span text:style-name="T84">&lt;</text:span><text:span text:style-name="T85">FS </text:span><text:span text:style-name="T86">turns the head straight forward and changes face animation&gt;</text:span>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left-right</text:p>
          </table:table-cell>
          <table:table-cell table:style-name="Default"/>
          <table:table-cell/>
          <table:table-cell table:style-name="ce32" office:value-type="string" calcext:value-type="string">
            <text:p><text:span text:style-name="T16">FH: Kan </text:span><text:span text:style-name="T17">&lt;es&gt;</text:span><text:span text:style-name="T18">ni</text:span><text:span text:style-name="T19">&lt;ee&gt;</text:span><text:span text:style-name="T20"> det?</text:span></text:p>
          </table:table-cell>
          <table:table-cell table:style-name="ce32" office:value-type="string" calcext:value-type="string">
            <text:p><text:span text:style-name="T81">FH: Kan </text:span><text:span text:style-name="T82">ni</text:span><text:span text:style-name="T83"> det? </text:span><text:span text:style-name="T84">&lt;</text:span><text:span text:style-name="T85">FS </text:span><text:span text:style-name="T86">turns the head first to the left then to the right&gt;</text:span></text:p>
          </table:table-cell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BrowRaise</text:p>
          </table:table-cell>
          <table:table-cell office:value-type="string" calcext:value-type="string">
            <text:p>face_change</text:p>
          </table:table-cell>
          <table:table-cell table:style-name="ce30" office:value-type="string" calcext:value-type="string">
            <text:p>FH. Jag trodde väl det.</text:p>
          </table:table-cell>
          <table:table-cell table:style-name="ce30" office:value-type="string" calcext:value-type="string">
            <text:p><text:span text:style-name="T87">FH. Jag trodde väl det. </text:span><text:span text:style-name="T88">&lt;</text:span><text:span text:style-name="T89">FH </text:span><text:span text:style-name="T90">raises the eyebrows&gt; </text:span><text:span text:style-name="T91">&lt;FH changes back to normal face&gt;</text:span>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right-left</text:p>
          </table:table-cell>
          <table:table-cell table:style-name="Default"/>
          <table:table-cell/>
          <table:table-cell table:style-name="ce32" office:value-type="string" calcext:value-type="string">
            <text:p><text:span text:style-name="T21">FH: Och vad gör </text:span><text:span text:style-name="T22">&lt;es&gt;</text:span><text:span text:style-name="T23">ni</text:span><text:span text:style-name="T24">&lt;ee&gt;</text:span><text:span text:style-name="T25"> två här egentligen?</text:span></text:p>
          </table:table-cell>
          <table:table-cell table:style-name="ce32" office:value-type="string" calcext:value-type="string">
            <text:p><text:span text:style-name="T92">FH: Och vad gör </text:span><text:span text:style-name="T93">ni</text:span><text:span text:style-name="T94"> två här egentligen?</text:span><text:span text:style-name="T95"> </text:span><text:span text:style-name="T96">&lt;</text:span><text:span text:style-name="T97"> FS </text:span><text:span text:style-name="T98">turns the head first to the right then to the left&gt;</text:span></text:p>
          </table:table-cell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Jaja, ni kan få vara med och </text:span><text:span text:style-name="T26">&lt;es&gt;</text:span><text:span text:style-name="T27">hjälpa till!</text:span><text:span text:style-name="T28">&lt;ee&gt;</text:span></text:p>
          </table:table-cell>
          <table:table-cell table:style-name="ce32" office:value-type="string" calcext:value-type="string">
            <text:p>FH: Jaja, ni kan få vara med och <text:span text:style-name="T99">hjälpa till!</text:span>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deep voice</text:p>
          </table:table-cell>
          <table:table-cell table:style-name="ce33" office:value-type="string" calcext:value-type="string">
            <text:p><text:span text:style-name="T29">FH:</text:span><text:span text:style-name="T30"> </text:span><text:span text:style-name="T31">&lt;vs&gt;</text:span><text:span text:style-name="T32">Då ta</text:span><text:span text:style-name="T33">r</text:span><text:span text:style-name="T34"> vi det från </text:span><text:span text:style-name="T35">&lt;es&gt;</text:span><text:span text:style-name="T36">början</text:span><text:span text:style-name="T37">&lt;ee&gt;&lt;ve&gt;</text:span></text:p>
          </table:table-cell>
          <table:table-cell table:style-name="ce33" office:value-type="string" calcext:value-type="string">
            <text:p>FH:<text:span text:style-name="T100"> &lt;with deepest possible male voice&gt;</text:span><text:span text:style-name="T101"> </text:span>Då ta<text:span text:style-name="T2">r</text:span> vi det från <text:span text:style-name="T99">början</text:span>.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office:value-type="string" calcext:value-type="string">
            <text:p>normal voice</text:p>
          </table:table-cell>
          <table:table-cell table:style-name="ce34" office:value-type="string" calcext:value-type="string">
            <text:p>FH: I Tvåan väljer man inriktning<text:span text:style-name="T2">.</text:span> <text:span text:style-name="T2">S</text:span>edan väljer man ett av tre teknikspår på masterprogrammet.</text:p>
          </table:table-cell>
          <table:table-cell table:style-name="ce34" office:value-type="string" calcext:value-type="string">
            <text:p>FH: <text:span text:style-name="T100">&lt;with normal voice&gt;</text:span><text:span text:style-name="T2"> </text:span>I Tvåan väljer man inriktning<text:span text:style-name="T2">.</text:span> <text:span text:style-name="T2">S</text:span>edan väljer man ett av tre teknikspår på masterprogrammet.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Varför valde </text:span><text:span text:style-name="T26">&lt;es&gt;</text:span><text:span text:style-name="T27">du</text:span><text:span text:style-name="T28">&lt;ee&gt;</text:span> datateknik-inriktningen? </text:p>
          </table:table-cell>
          <table:table-cell table:style-name="ce33" office:value-type="string" calcext:value-type="string">
            <text:p>FH: <text:span text:style-name="T100">&lt;FH turns the head to the right&gt;</text:span><text:span text:style-name="T2"> </text:span>Varför valde <text:span text:style-name="T99">du</text:span> datateknik-inriktningen? 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</text:span><text:span text:style-name="T26">&lt;es&gt;</text:span><text:span text:style-name="T27">Du</text:span><text:span text:style-name="T28">&lt;ee&gt;</text:span> då Ingrid?</text:p>
          </table:table-cell>
          <table:table-cell table:style-name="ce33" office:value-type="string" calcext:value-type="string">
            <text:p>FH: <text:span text:style-name="T102">&lt;FH turns the head to the left&gt;</text:span><text:span text:style-name="T103"> </text:span><text:span text:style-name="T104">Du</text:span> då Ingrid?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4" office:value-type="string" calcext:value-type="string">
            <text:p>FH: Alla som läser data läser kurser tillsammans i årskurs två och tre.</text:p>
          </table:table-cell>
          <table:table-cell table:style-name="ce34" office:value-type="string" calcext:value-type="string">
            <text:p>FH: Alla som läser data läser kurser tillsammans i årskurs två och tre.<text:span text:style-name="T2"> &lt;</text:span><text:span text:style-name="T105"> FH turns the head to the right&gt;</text:span>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5" office:value-type="string" calcext:value-type="string">
            <text:p>FH: </text:p>
          </table:table-cell>
          <table:table-cell table:style-name="ce39" office:value-type="string" calcext:value-type="string">
            <text:p>* FH turns the head to the left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4" office:value-type="string" calcext:value-type="string">
            <text:p>FH: Sedan läser man tre gemensamma kurser i årskurs <text:span text:style-name="T2"> </text:span>fyra och fem.</text:p>
          </table:table-cell>
          <table:table-cell table:style-name="ce34" office:value-type="string" calcext:value-type="string">
            <text:p>FH: <text:span text:style-name="T2">&lt;</text:span><text:span text:style-name="T106">FH turns the head straight forward&gt; </text:span>Sedan läser man tre gemensamma kurser i årskurs <text:span text:style-name="T2"> </text:span>fyra och fem.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Nod</text:p>
          </table:table-cell>
          <table:table-cell/>
          <table:table-cell table:style-name="ce34" office:value-type="string" calcext:value-type="string">
            <text:p>FH: Precis.</text:p>
          </table:table-cell>
          <table:table-cell table:style-name="ce34" office:value-type="string" calcext:value-type="string">
            <text:p>FH: <text:span text:style-name="T100">&lt;FH nods&gt;</text:span><text:span text:style-name="T2"> </text:span>Precis.</text:p>
          </table:table-cell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I spåret för </text:span><text:span text:style-name="T17">&lt;es&gt;</text:span><text:span text:style-name="T18">maskininlärning</text:span><text:span text:style-name="T19">&lt;ee&gt;</text:span><text:span text:style-name="T20"> </text:span>läser alla först kursen i maskininlärning.</text:p>
          </table:table-cell>
          <table:table-cell table:style-name="ce32" office:value-type="string" calcext:value-type="string">
            <text:p>FH: I spåret för <text:span text:style-name="T99">maskininlärning</text:span> läser alla först kursen i maskininlärning.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/>
          <table:table-cell table:style-name="Default" office:value-type="string" calcext:value-type="string">
            <text:p>ExpressAnger</text:p>
          </table:table-cell>
          <table:table-cell/>
          <table:table-cell table:style-name="ce33" office:value-type="string" calcext:value-type="string">
            <text:p><text:span text:style-name="T16">FH: Jag </text:span><text:span text:style-name="T26">&lt;es&gt;</text:span><text:span text:style-name="T27">hörde</text:span><text:span text:style-name="T28">&lt;ee&gt;</text:span> det där!</text:p>
          </table:table-cell>
          <table:table-cell table:style-name="ce33" office:value-type="string" calcext:value-type="string">
            <text:p>FH: <text:span text:style-name="T107">&lt;FH looks angry&gt;</text:span><text:span text:style-name="T108"> </text:span>Jag <text:span text:style-name="T109">hörde</text:span> det där!<text:span text:style-name="T2"> </text:span><text:span text:style-name="T105">&lt;FH returns to neutral face&gt;</text:span>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Sedan kan man välja mellan kurser som handlar om olika </text:span><text:span text:style-name="T26">&lt;es&gt;</text:span><text:span text:style-name="T27">tekniker</text:span><text:span text:style-name="T28">&lt;ee&gt;</text:span> för maskininlärning</text:p>
          </table:table-cell>
          <table:table-cell table:style-name="ce32" office:value-type="string" calcext:value-type="string">
            <text:p>FH: Sedan kan man välja mellan kurser som handlar om olika <text:span text:style-name="T99">tekniker</text:span> för maskininlärning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38">FH: och kurser där man </text:span><text:span text:style-name="T39">&lt;es&gt;</text:span><text:span text:style-name="T40">använder</text:span><text:span text:style-name="T41">&lt;ee&gt;</text:span><text:span text:style-name="T42"> </text:span>maskininlärning.</text:p>
          </table:table-cell>
          <table:table-cell table:style-name="ce32" office:value-type="string" calcext:value-type="string">
            <text:p>FH: och kurser där man <text:span text:style-name="T99">använder </text:span>maskininlärning.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6" office:value-type="string" calcext:value-type="string">
            <text:p><text:span text:style-name="T43">FH: Nja, om man ska ha en master i industriell ekonomi väljer man en. Men om man ska ha en i Datalogi måste man välja </text:span><text:span text:style-name="T44">tre</text:span><text:span text:style-name="T43"> och </text:span><text:span text:style-name="T45">minst </text:span><text:span text:style-name="T46">en</text:span><text:span text:style-name="T47"> måste vara teori och </text:span><text:span text:style-name="T45">minst </text:span><text:span text:style-name="T48">en</text:span><text:span text:style-name="T47"> tillämpning.</text:span></text:p>
          </table:table-cell>
          <table:table-cell table:style-name="ce38" office:value-type="string" calcext:value-type="string">
            <text:p><text:span text:style-name="T110">FH: </text:span><text:span text:style-name="T111">&lt;</text:span><text:span text:style-name="T112">FH turns the head to the left&gt;</text:span><text:span text:style-name="T113"> </text:span><text:span text:style-name="T114">Nja, om man ska ha en master i industriell ekonomi väljer man en. Men om man ska ha en i Datalogi måste man välja </text:span><text:span text:style-name="T115">tre</text:span><text:span text:style-name="T114"> och </text:span><text:span text:style-name="T116">minst </text:span><text:span text:style-name="T117">en</text:span><text:span text:style-name="T118"> måste vara teori och </text:span><text:span text:style-name="T116">minst </text:span><text:span text:style-name="T117">en</text:span><text:span text:style-name="T118"> tillämpning.</text:span>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Det som är bra är att man kan läsa kurserna när det passar. </text:span><text:span text:style-name="T26">&lt;es&gt;</text:span><text:span text:style-name="T27">Antingen</text:span><text:span text:style-name="T28">&lt;ee&gt;</text:span> i årskurs 4 eller 5.</text:p>
          </table:table-cell>
          <table:table-cell table:style-name="ce32" office:value-type="string" calcext:value-type="string">
            <text:p>FH: Det som är bra är att man kan läsa kurserna när det passar. <text:span text:style-name="T99">Antingen</text:span> i årskurs 4 eller 5.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4" office:value-type="string" calcext:value-type="string">
            <text:p>FH: Ja. Man läser först en gemensam kurs<text:span text:style-name="T2">.</text:span> <text:span text:style-name="T2">O</text:span>ch väljer sedan tre olika kurser som är teoretiska eller mer tillämpade.</text:p>
          </table:table-cell>
          <table:table-cell table:style-name="ce34" office:value-type="string" calcext:value-type="string">
            <text:p>FH: <text:span text:style-name="T103">&lt;</text:span><text:span text:style-name="T119">FH turns the head to the right&gt; </text:span>Ja. Man läser först en gemensam kurs<text:span text:style-name="T2">.</text:span> <text:span text:style-name="T2">O</text:span>ch väljer sedan tre olika kurser som är teoretiska eller mer tillämpade.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4" office:value-type="string" calcext:value-type="string">
            <text:p>FH: Nja, maskininlärning är överlägset mest populärt.</text:p>
          </table:table-cell>
          <table:table-cell table:style-name="ce34" office:value-type="string" calcext:value-type="string">
            <text:p>FH: <text:span text:style-name="T2">&lt;</text:span><text:span text:style-name="T106">FH turns the head to the left&gt; </text:span>Nja, maskininlärning är överlägset mest populärt.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/>
          <table:table-cell table:style-name="Default" office:value-type="string" calcext:value-type="string">
            <text:p>Nod</text:p>
          </table:table-cell>
          <table:table-cell/>
          <table:table-cell table:style-name="ce33" office:value-type="string" calcext:value-type="string">
            <text:p><text:span text:style-name="T21">FH: Absolut, så kan det vara. Men på arbetsmarknaden är kurserna i det här spåret </text:span><text:span text:style-name="T49">&lt;es&gt;</text:span><text:span text:style-name="T50">minst</text:span><text:span text:style-name="T51">&lt;ee&gt;</text:span><text:span text:style-name="T52"> </text:span><text:span text:style-name="T53">lika värdefulla.</text:span></text:p>
          </table:table-cell>
          <table:table-cell table:style-name="ce33" office:value-type="string" calcext:value-type="string">
            <text:p>FH: <text:span text:style-name="T107">&lt;FH nods&gt;</text:span><text:span text:style-name="T108"> </text:span>Absolut, så kan det vara. Men på arbetsmarknaden är kurserna i det här spåret <text:span text:style-name="T120">minst </text:span><text:span text:style-name="T121">lika värdefulla.</text:span></text:p>
          </table:table-cell>
          <table:table-cell table:number-columns-repeated="1018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Ja, där är upplägget lite annorlunda, eftersom kurserna delas in </text:span><text:span text:style-name="T26">&lt;es&gt;</text:span><text:span text:style-name="T27">Interaktion</text:span><text:span text:style-name="T28">&lt;ee&gt;</text:span></text:p>
          </table:table-cell>
          <table:table-cell table:style-name="ce33" office:value-type="string" calcext:value-type="string">
            <text:p>FH: <text:span text:style-name="T2">&lt;</text:span><text:span text:style-name="T106">FH turns the head straight forward&gt; </text:span>Ja, där är upplägget lite annorlunda, eftersom kurserna delas in <text:span text:style-name="T99">Interaktion</text:span>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Och </text:span><text:span text:style-name="T26">&lt;es&gt;</text:span><text:span text:style-name="T27">visualisering</text:span><text:span text:style-name="T28">&lt;ee&gt;</text:span></text:p>
          </table:table-cell>
          <table:table-cell table:style-name="ce32" office:value-type="string" calcext:value-type="string">
            <text:p>FH: Och <text:span text:style-name="T99">visualisering.</text:span>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/>
          <table:table-cell table:number-columns-repeated="2" table:style-name="ce30" office:value-type="string" calcext:value-type="string">
            <text:p>FH: Precis.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Varför valde </text:span><text:span text:style-name="T26">&lt;es&gt;</text:span><text:span text:style-name="T27">du</text:span><text:span text:style-name="T28">&lt;ee&gt;</text:span> det här spåret?</text:p>
          </table:table-cell>
          <table:table-cell table:style-name="ce33" office:value-type="string" calcext:value-type="string">
            <text:p>FH: <text:span text:style-name="T2">&lt;</text:span><text:span text:style-name="T106">FH turns the head to the right&gt; </text:span>Varför valde <text:span text:style-name="T99">du</text:span> det här spåret?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Jag förstår! Jag gillar </text:span><text:span text:style-name="T26">&lt;es&gt;</text:span><text:span text:style-name="T27">också</text:span><text:span text:style-name="T28">&lt;ee&gt;</text:span> visuell interaktion!</text:p>
          </table:table-cell>
          <table:table-cell table:style-name="ce33" office:value-type="string" calcext:value-type="string">
            <text:p>FH: <text:span text:style-name="T103">&lt;</text:span><text:span text:style-name="T119">FH turns the head straight forward&gt;</text:span> Jag förstår! Jag gillar <text:span text:style-name="T99">också</text:span> visuell interaktion!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Default"/>
          <table:table-cell table:style-name="Default" office:value-type="string" calcext:value-type="string">
            <text:p>Wink</text:p>
          </table:table-cell>
          <table:table-cell/>
          <table:table-cell table:style-name="ce35" office:value-type="string" calcext:value-type="string">
            <text:p>FH: </text:p>
          </table:table-cell>
          <table:table-cell table:style-name="ce39" office:value-type="string" calcext:value-type="string">
            <text:p><text:span text:style-name="T1">FH:  </text:span>&lt;Furhat winks and smiles OR SOME OTHER SUITABLE VISUAL INTERACTION&gt; </text:p>
          </table:table-cell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Visste du att du på datainriktninen kan välja mellan två olika </text:span><text:span text:style-name="T26">&lt;es&gt;</text:span><text:span text:style-name="T27">masterexamen</text:span><text:span text:style-name="T28">&lt;ee&gt;</text:span>?</text:p>
          </table:table-cell>
          <table:table-cell table:style-name="ce33" office:value-type="string" calcext:value-type="string">
            <text:p>FH: <text:span text:style-name="T2">&lt;</text:span><text:span text:style-name="T106">FH turns the head to the left&gt; </text:span>Visste du att du på datainriktninen kan välja mellan två olika <text:span text:style-name="T99">masterexamen</text:span>?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/>
          <table:table-cell table:style-name="Default" office:value-type="string" calcext:value-type="string">
            <text:p>Nod</text:p>
          </table:table-cell>
          <table:table-cell/>
          <table:table-cell table:style-name="ce34" office:value-type="string" calcext:value-type="string">
            <text:p>FH: Precis.</text:p>
          </table:table-cell>
          <table:table-cell table:style-name="ce34" office:value-type="string" calcext:value-type="string">
            <text:p>FH: <text:span text:style-name="T100">&lt;FH nods&gt;</text:span><text:span text:style-name="T2"> </text:span>Precis.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38">FH: Jag kan </text:span><text:span text:style-name="T39">&lt;es&gt;</text:span><text:span text:style-name="T40">visa</text:span><text:span text:style-name="T41">&lt;ee&gt;</text:span><text:span text:style-name="T42"> </text:span>dig!</text:p>
          </table:table-cell>
          <table:table-cell table:style-name="ce33" office:value-type="string" calcext:value-type="string">
            <text:p>FH: <text:span text:style-name="T103">&lt;</text:span><text:span text:style-name="T119">FH turns the head to the right&gt; </text:span>Jag kan <text:span text:style-name="T99">visa </text:span>dig!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4" office:value-type="string" calcext:value-type="string">
            <text:p>FH: För en master i industriell ekonomi gör man exjobb i industriell ekonomi</text:p>
          </table:table-cell>
          <table:table-cell table:style-name="ce34" office:value-type="string" calcext:value-type="string">
            <text:p>FH: <text:span text:style-name="T2">&lt;</text:span><text:span text:style-name="T106">FH turns the head straight forward&gt; </text:span>För en master i industriell ekonomi gör man exjobb i industriell ekonomi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/>
          <table:table-cell table:style-name="Default" office:value-type="string" calcext:value-type="string">
            <text:p>Nod</text:p>
          </table:table-cell>
          <table:table-cell/>
          <table:table-cell table:style-name="ce34" office:value-type="string" calcext:value-type="string">
            <text:p>FH: Ja, om man dessutom läst kursen Introduktion till visualisering och datorgrafik.</text:p>
          </table:table-cell>
          <table:table-cell table:style-name="ce34" office:value-type="string" calcext:value-type="string">
            <text:p>FH: <text:span text:style-name="T100">&lt;FH nods&gt;</text:span><text:span text:style-name="T2"> </text:span>Ja, om man dessutom läst kursen Introduktion till visualisering och datorgrafik.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4" office:value-type="string" calcext:value-type="string">
            <text:p>FH: Det beror på vad man är mest intresserad av att plugga och arbeta med.</text:p>
          </table:table-cell>
          <table:table-cell table:style-name="ce34" office:value-type="string" calcext:value-type="string">
            <text:p>FH: <text:span text:style-name="T2">&lt;</text:span><text:span text:style-name="T106">FH turns the head to the left&gt; </text:span>Det beror på vad man är mest intresserad av att plugga och arbeta med.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Så är det. Vet du vad tidigare studenter arbetar med </text:span><text:span text:style-name="T26">&lt;es&gt;</text:span><text:span text:style-name="T27">nu</text:span><text:span text:style-name="T28">&lt;ee&gt;</text:span>?</text:p>
          </table:table-cell>
          <table:table-cell table:style-name="ce33" office:value-type="string" calcext:value-type="string">
            <text:p>FH: <text:span text:style-name="T103">&lt;</text:span><text:span text:style-name="T119">FH turns the head to the right&gt; </text:span>Så är det. Vet du vad tidigare studenter arbetar med <text:span text:style-name="T99">nu</text:span>?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16">FH: Kombinationen av industriell ekonomi och datateknik behövs i </text:span><text:span text:style-name="T26">&lt;es&gt;</text:span><text:span text:style-name="T27">många</text:span><text:span text:style-name="T28">&lt;ee&gt;</text:span> olika företag.</text:p>
          </table:table-cell>
          <table:table-cell table:style-name="ce33" office:value-type="string" calcext:value-type="string">
            <text:p>FH: <text:span text:style-name="T2">&lt;</text:span><text:span text:style-name="T106">FH turns the head straight forward&gt; </text:span>Kombinationen av industriell ekonomi och datateknik behövs i <text:span text:style-name="T99">många</text:span> olika företag.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/>
          <table:table-cell table:style-name="Default" office:value-type="string" calcext:value-type="string">
            <text:p>Shake</text:p>
          </table:table-cell>
          <table:table-cell/>
          <table:table-cell table:style-name="ce34" office:value-type="string" calcext:value-type="string">
            <text:p>FH: Nej. Det är klart att man lär sig att programmera. Men d<text:span text:style-name="T2">om</text:span> flesta har snarare roller där det är bra att veta vad som går att programmera utan att göra det själva.</text:p>
          </table:table-cell>
          <table:table-cell table:style-name="ce34" office:value-type="string" calcext:value-type="string">
            <text:p>FH: <text:span text:style-name="T102">&lt;FH shakes the head&gt;</text:span><text:span text:style-name="T103"> </text:span>Nej. Det är klart att man lär sig att programmera. Men d<text:span text:style-name="T2">om</text:span> flesta har snarare roller där det är bra att veta vad som går att programmera utan att göra det själva.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4" office:value-type="string" calcext:value-type="string">
            <text:p>FH: Okej.</text:p>
          </table:table-cell>
          <table:table-cell table:style-name="ce34" office:value-type="string" calcext:value-type="string">
            <text:p>FH: <text:span text:style-name="T103">&lt;</text:span><text:span text:style-name="T119">FH turns the head to the left&gt; </text:span>Okej.</text:p>
          </table:table-cell>
          <table:table-cell table:number-columns-repeated="1018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4" office:value-type="string" calcext:value-type="string">
            <text:p>FH: Tyvärr kan man nästan bara det om man tar en master i industriell ekonomi </text:p>
          </table:table-cell>
          <table:table-cell table:style-name="ce34" office:value-type="string" calcext:value-type="string">
            <text:p>FH: <text:span text:style-name="T2">&lt;</text:span><text:span text:style-name="T106">FH turns the head straight forward&gt; </text:span>Tyvärr kan man nästan bara det om man tar en master i industriell ekonomi </text:p>
          </table:table-cell>
          <table:table-cell table:number-columns-repeated="1018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4" office:value-type="string" calcext:value-type="string">
            <text:p>FH: Det beror på att d<text:span text:style-name="T2">om</text:span> 300 poängen bara räcker till för d<text:span text:style-name="T2">om</text:span> kurser man måste läsa. Om man ska få en master i datalogi måste man uppfylla kraven inom det<text:span text:style-name="T2"> </text:span>området också.</text:p>
          </table:table-cell>
          <table:table-cell table:style-name="ce34" office:value-type="string" calcext:value-type="string">
            <text:p>FH: <text:span text:style-name="T2">&lt;</text:span><text:span text:style-name="T106">FH turns the head to the left&gt; </text:span>Det beror på att d<text:span text:style-name="T2">om</text:span> 300 poängen bara räcker till för d<text:span text:style-name="T2">om</text:span> kurser man måste läsa. Om man ska få en master i datalogi måste man uppfylla kraven inom det<text:span text:style-name="T2"> </text:span>området också.</text:p>
          </table:table-cell>
          <table:table-cell table:number-columns-repeated="1018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4" office:value-type="string" calcext:value-type="string">
            <text:p>FH: Om man ska ta en master i industriell ekonomi är det inte något problem. Om man ska ha en master i datalogi är det mycket svårare, eftersom det inte finns utrymme för några valfria kurser.</text:p>
          </table:table-cell>
          <table:table-cell table:style-name="ce34" office:value-type="string" calcext:value-type="string">
            <text:p>FH: <text:span text:style-name="T2">&lt;</text:span><text:span text:style-name="T106">FH turns the head straight forward&gt; </text:span>Om man ska ta en master i industriell ekonomi är det inte något problem. Om man ska ha en master i datalogi är det mycket svårare, eftersom det inte finns utrymme för några valfria kurser.</text:p>
          </table:table-cell>
          <table:table-cell table:number-columns-repeated="1018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4" office:value-type="string" calcext:value-type="string">
            <text:p>FH: Just det. Det är det som kan göra det svårt. </text:p>
          </table:table-cell>
          <table:table-cell table:style-name="ce34" office:value-type="string" calcext:value-type="string">
            <text:p>FH: <text:span text:style-name="T103">&lt;</text:span><text:span text:style-name="T119">FH turns the head to the right&gt; </text:span>Just det. Det är det som kan göra det svårt. 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center</text:p>
          </table:table-cell>
          <table:table-cell table:style-name="Default" office:value-type="string" calcext:value-type="string">
            <text:p>Nod</text:p>
          </table:table-cell>
          <table:table-cell/>
          <table:table-cell table:style-name="ce33" office:value-type="string" calcext:value-type="string">
            <text:p><text:span text:style-name="T16">FH: Det ska man </text:span><text:span text:style-name="T26">&lt;es&gt;</text:span><text:span text:style-name="T27">inte</text:span><text:span text:style-name="T28">&lt;ee&gt;</text:span> vara!</text:p>
          </table:table-cell>
          <table:table-cell table:style-name="ce33" office:value-type="string" calcext:value-type="string">
            <text:p>FH: <text:span text:style-name="T103">&lt;</text:span><text:span text:style-name="T119">FH turns the head straight forward&gt; &lt;FH shakes the head&gt;</text:span><text:span text:style-name="T103"> </text:span>Det ska man <text:span text:style-name="T99">inte</text:span> vara!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/>
          <table:table-cell table:style-name="ce33" office:value-type="string" calcext:value-type="string">
            <text:p>FH: D<text:span text:style-name="T2">om</text:span> flesta masterkurser ni läser är d<text:span text:style-name="T2">om</text:span>samma som på d<text:span text:style-name="T2">om</text:span> programmen, så ni blir lika bra.</text:p>
          </table:table-cell>
          <table:table-cell table:style-name="ce33" office:value-type="string" calcext:value-type="string">
            <text:p>FH: <text:span text:style-name="T2">&lt;</text:span><text:span text:style-name="T106">FH turns the head to the left&gt; </text:span>D<text:span text:style-name="T122">om</text:span> flesta masterkurser ni läser är d<text:span text:style-name="T123">om</text:span>samma som på d<text:span text:style-name="T124">om</text:span> programmen, så ni blir lika bra. <text:span text:style-name="T2">&lt;</text:span><text:span text:style-name="T106">FH turns the head straight forward&gt; </text:span>Eller<text:span text:style-name="T99"> bättre</text:span>!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54">FH: </text:span><text:span text:style-name="T55">Eller</text:span><text:span text:style-name="T56"> </text:span><text:span text:style-name="T57">&lt;es&gt;</text:span><text:span text:style-name="T58">bättre</text:span><text:span text:style-name="T59">&lt;ee&gt;</text:span><text:span text:style-name="T60">!</text:span></text:p>
          </table:table-cell>
          <table:table-cell table:style-name="ce33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right</text:p>
          </table:table-cell>
          <table:table-cell table:style-name="Default"/>
          <table:table-cell/>
          <table:table-cell table:style-name="ce33" office:value-type="string" calcext:value-type="string">
            <text:p><text:span text:style-name="T61">FH: D</text:span><text:span text:style-name="T62">et</text:span><text:span text:style-name="T63"> märks på exjobben som </text:span><text:span text:style-name="T64">&lt;es&gt;</text:span><text:span text:style-name="T65">absolut</text:span><text:span text:style-name="T66">&lt;ee&gt;</text:span> är lika bra!</text:p>
          </table:table-cell>
          <table:table-cell table:style-name="ce33" office:value-type="string" calcext:value-type="string">
            <text:p>FH: <text:span text:style-name="T2">&lt;</text:span><text:span text:style-name="T106">FH turns the head to the right&gt; </text:span>D<text:span text:style-name="T2">et</text:span> märks på exjobben som <text:span text:style-name="T99">absolut</text:span> är lika bra!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  <table:table-cell/>
          <table:table-cell table:number-columns-repeated="2" table:style-name="ce30" office:value-type="string" calcext:value-type="string">
            <text:p>FH: Oftast konkurrerar man nog inte om samma jobb.</text:p>
          </table:table-cell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center</text:p>
          </table:table-cell>
          <table:table-cell table:style-name="Default"/>
          <table:table-cell/>
          <table:table-cell table:style-name="ce34" office:value-type="string" calcext:value-type="string">
            <text:p>FH: Och indek-studenter brukar ju inte ha svårt att få jobb. </text:p>
          </table:table-cell>
          <table:table-cell table:style-name="ce34" office:value-type="string" calcext:value-type="string">
            <text:p>FH: <text:span text:style-name="T2">&lt;</text:span><text:span text:style-name="T106">FH turns the head straight forward&gt; </text:span>Och indek-studenter brukar ju inte ha svårt att få jobb. 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/>
          <table:table-cell table:style-name="ce32" office:value-type="string" calcext:value-type="string">
            <text:p><text:span text:style-name="T16">FH: Att Industriell ekonomi och data är en </text:span><text:span text:style-name="T26">&lt;es&gt;</text:span><text:span text:style-name="T27">oslagbar</text:span><text:span text:style-name="T28">&lt;ee&gt;</text:span> kombination!<text:span text:style-name="T2"> </text:span></text:p>
          </table:table-cell>
          <table:table-cell table:style-name="ce32" office:value-type="string" calcext:value-type="string">
            <text:p>FH: Att Industriell ekonomi och data är en <text:span text:style-name="T99">oslagbar</text:span> kombination!<text:span text:style-name="T2"> </text:span></text:p>
          </table:table-cell>
          <table:table-cell table:number-columns-repeated="1018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Default" table:number-columns-repeated="2"/>
          <table:table-cell/>
          <table:table-cell table:style-name="ce34" office:value-type="string" calcext:value-type="string">
            <text:p>FH: Välj datateknik-inriktningen!</text:p>
          </table:table-cell>
          <table:table-cell table:style-name="ce34" office:value-type="string" calcext:value-type="string">
            <text:p>FH: Välj datateknik-inriktningen!<text:span text:style-name="T2"> </text:span><text:span text:style-name="T106">&lt;FH smiles&gt;</text:span>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mile</text:p>
          </table:table-cell>
          <table:table-cell/>
          <table:table-cell table:style-name="ce37" office:value-type="string" calcext:value-type="string">
            <text:p>FH: 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22:52:18.230836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21:02:49.425917464</meta:creation-date>
    <dc:date>2021-04-09T22:52:32.713307119</dc:date>
    <meta:editing-duration>PT48M33S</meta:editing-duration>
    <meta:editing-cycles>15</meta:editing-cycles>
    <meta:generator>LibreOffice/6.0.7.3$Linux_X86_64 LibreOffice_project/00m0$Build-3</meta:generator>
    <meta:document-statistic meta:table-count="1" meta:cell-count="216" meta:object-count="0"/>
  </office:meta>
</office:document-meta>
</file>